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style:writing-mode="lr-tb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0.6924in" style:rel-column-width="6553*"/>
    </style:style>
    <style:style style:name="Table2.J" style:family="table-column">
      <style:table-column-properties style:column-width="0.6931in" style:rel-column-width="655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0.8653in" style:rel-column-width="8188*"/>
    </style:style>
    <style:style style:name="Table4.B" style:family="table-column">
      <style:table-column-properties style:column-width="0.866in" style:rel-column-width="8195*"/>
    </style:style>
    <style:style style:name="Table4.H" style:family="table-column">
      <style:table-column-properties style:column-width="0.866in" style:rel-column-width="8198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1.1542in" style:rel-column-width="10922*"/>
    </style:style>
    <style:style style:name="Table7.F" style:family="table-column">
      <style:table-column-properties style:column-width="1.1542in" style:rel-column-width="1092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1875in" table:align="left" style:writing-mode="lr-tb"/>
    </style:style>
    <style:style style:name="Table8.A" style:family="table-column">
      <style:table-column-properties style:column-width="1.1875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1.3847in" style:rel-column-width="13107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1.1542in" style:rel-column-width="10922*"/>
    </style:style>
    <style:style style:name="Table10.F" style:family="table-column">
      <style:table-column-properties style:column-width="1.1542in" style:rel-column-width="1092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 style:writing-mode="lr-tb"/>
    </style:style>
    <style:style style:name="Table11.A" style:family="table-column">
      <style:table-column-properties style:column-width="1.3847in" style:rel-column-width="13107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 style:writing-mode="lr-tb"/>
    </style:style>
    <style:style style:name="Table12.A" style:family="table-column">
      <style:table-column-properties style:column-width="1.3847in" style:rel-column-width="13107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7979in" fo:margin-left="0.1396in" table:align="left" style:writing-mode="lr-tb"/>
    </style:style>
    <style:style style:name="Table5.A" style:family="table-column">
      <style:table-column-properties style:column-width="0.8542in"/>
    </style:style>
    <style:style style:name="Table5.B" style:family="table-column">
      <style:table-column-properties style:column-width="0.9896in"/>
    </style:style>
    <style:style style:name="Table5.G" style:family="table-column">
      <style:table-column-properties style:column-width="0.995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2" style:family="table-row">
      <style:table-row-properties style:min-row-height="0.481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7979in" fo:margin-left="0.1396in" table:align="left" style:writing-mode="lr-tb"/>
    </style:style>
    <style:style style:name="Table6.A" style:family="table-column">
      <style:table-column-properties style:column-width="0.8542in"/>
    </style:style>
    <style:style style:name="Table6.B" style:family="table-column">
      <style:table-column-properties style:column-width="0.9896in"/>
    </style:style>
    <style:style style:name="Table6.G" style:family="table-column">
      <style:table-column-properties style:column-width="0.995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2" style:family="table-row">
      <style:table-row-properties style:min-row-height="0.481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7979in" fo:margin-left="0.1396in" table:align="left" style:writing-mode="lr-tb"/>
    </style:style>
    <style:style style:name="Table13.A" style:family="table-column">
      <style:table-column-properties style:column-width="0.8542in"/>
    </style:style>
    <style:style style:name="Table13.B" style:family="table-column">
      <style:table-column-properties style:column-width="0.9896in"/>
    </style:style>
    <style:style style:name="Table13.G" style:family="table-column">
      <style:table-column-properties style:column-width="0.9958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G1" style:family="table-cell">
      <style:table-cell-properties fo:padding="0.0382in" fo:border="0.05pt solid #000000"/>
    </style:style>
    <style:style style:name="Table13.2" style:family="table-row">
      <style:table-row-properties style:min-row-height="0.4813in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7979in" fo:margin-left="0.1396in" table:align="left" style:writing-mode="lr-tb"/>
    </style:style>
    <style:style style:name="Table14.A" style:family="table-column">
      <style:table-column-properties style:column-width="0.8542in"/>
    </style:style>
    <style:style style:name="Table14.B" style:family="table-column">
      <style:table-column-properties style:column-width="0.9896in"/>
    </style:style>
    <style:style style:name="Table14.G" style:family="table-column">
      <style:table-column-properties style:column-width="0.9958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G1" style:family="table-cell">
      <style:table-cell-properties fo:padding="0.0382in" fo:border="0.05pt solid #000000"/>
    </style:style>
    <style:style style:name="Table14.2" style:family="table-row">
      <style:table-row-properties style:min-row-height="0.4813in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7979in" fo:margin-left="0.1396in" table:align="left" style:writing-mode="lr-tb"/>
    </style:style>
    <style:style style:name="Table15.A" style:family="table-column">
      <style:table-column-properties style:column-width="0.8542in"/>
    </style:style>
    <style:style style:name="Table15.B" style:family="table-column">
      <style:table-column-properties style:column-width="0.9896in"/>
    </style:style>
    <style:style style:name="Table15.G" style:family="table-column">
      <style:table-column-properties style:column-width="0.9958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G1" style:family="table-cell">
      <style:table-cell-properties fo:padding="0.0382in" fo:border="0.05pt solid #000000"/>
    </style:style>
    <style:style style:name="Table15.2" style:family="table-row">
      <style:table-row-properties style:min-row-height="0.4813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875in" fo:margin-left="0.1396in" table:align="left" style:writing-mode="lr-tb"/>
    </style:style>
    <style:style style:name="Table16.A" style:family="table-column">
      <style:table-column-properties style:column-width="0.8542in"/>
    </style:style>
    <style:style style:name="Table16.B" style:family="table-column">
      <style:table-column-properties style:column-width="0.9896in"/>
    </style:style>
    <style:style style:name="Table16.E" style:family="table-column">
      <style:table-column-properties style:column-width="1.0521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E1" style:family="table-cell">
      <style:table-cell-properties fo:padding="0.0382in" fo:border="0.05pt solid #000000"/>
    </style:style>
    <style:style style:name="Table16.2" style:family="table-row">
      <style:table-row-properties style:min-row-height="0.4813in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4.875in" fo:margin-left="0.1396in" table:align="left" style:writing-mode="lr-tb"/>
    </style:style>
    <style:style style:name="Table17.A" style:family="table-column">
      <style:table-column-properties style:column-width="0.8542in"/>
    </style:style>
    <style:style style:name="Table17.B" style:family="table-column">
      <style:table-column-properties style:column-width="0.9896in"/>
    </style:style>
    <style:style style:name="Table17.E" style:family="table-column">
      <style:table-column-properties style:column-width="1.0521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E1" style:family="table-cell">
      <style:table-cell-properties fo:padding="0.0382in" fo:border="0.05pt solid #000000"/>
    </style:style>
    <style:style style:name="Table17.2" style:family="table-row">
      <style:table-row-properties style:min-row-height="0.4813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4.875in" fo:margin-left="0.1396in" table:align="left" style:writing-mode="lr-tb"/>
    </style:style>
    <style:style style:name="Table18.A" style:family="table-column">
      <style:table-column-properties style:column-width="1.1993in"/>
    </style:style>
    <style:style style:name="Table18.B" style:family="table-column">
      <style:table-column-properties style:column-width="1.2in"/>
    </style:style>
    <style:style style:name="Table18.D" style:family="table-column">
      <style:table-column-properties style:column-width="1.2757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2" style:family="table-row">
      <style:table-row-properties style:min-row-height="0.4813in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75in" fo:margin-left="0.1396in" table:align="left" style:writing-mode="lr-tb"/>
    </style:style>
    <style:style style:name="Table19.A" style:family="table-column">
      <style:table-column-properties style:column-width="0.8542in"/>
    </style:style>
    <style:style style:name="Table19.B" style:family="table-column">
      <style:table-column-properties style:column-width="0.9896in"/>
    </style:style>
    <style:style style:name="Table19.E" style:family="table-column">
      <style:table-column-properties style:column-width="1.0521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E1" style:family="table-cell">
      <style:table-cell-properties fo:padding="0.0382in" fo:border="0.05pt solid #000000"/>
    </style:style>
    <style:style style:name="Table19.2" style:family="table-row">
      <style:table-row-properties style:min-row-height="0.4813in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75in" fo:margin-left="0.1396in" table:align="left" style:writing-mode="lr-tb"/>
    </style:style>
    <style:style style:name="Table20.A" style:family="table-column">
      <style:table-column-properties style:column-width="0.8542in"/>
    </style:style>
    <style:style style:name="Table20.B" style:family="table-column">
      <style:table-column-properties style:column-width="0.9896in"/>
    </style:style>
    <style:style style:name="Table20.E" style:family="table-column">
      <style:table-column-properties style:column-width="1.0521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E1" style:family="table-cell">
      <style:table-cell-properties fo:padding="0.0382in" fo:border="0.05pt solid #000000"/>
    </style:style>
    <style:style style:name="Table20.2" style:family="table-row">
      <style:table-row-properties style:min-row-height="0.4813in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4.875in" fo:margin-left="0.1396in" table:align="left" style:writing-mode="lr-tb"/>
    </style:style>
    <style:style style:name="Table21.A" style:family="table-column">
      <style:table-column-properties style:column-width="1.1993in"/>
    </style:style>
    <style:style style:name="Table21.B" style:family="table-column">
      <style:table-column-properties style:column-width="1.2in"/>
    </style:style>
    <style:style style:name="Table21.D" style:family="table-column">
      <style:table-column-properties style:column-width="1.2757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D1" style:family="table-cell">
      <style:table-cell-properties fo:padding="0.0382in" fo:border="0.05pt solid #000000"/>
    </style:style>
    <style:style style:name="Table21.2" style:family="table-row">
      <style:table-row-properties style:min-row-height="0.4813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875in" fo:margin-left="0.0875in" table:align="left" style:writing-mode="lr-tb"/>
    </style:style>
    <style:style style:name="Table22.A" style:family="table-column">
      <style:table-column-properties style:column-width="1in"/>
    </style:style>
    <style:style style:name="Table22.B" style:family="table-column">
      <style:table-column-properties style:column-width="0.9375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D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4.875in" fo:margin-left="0.1396in" table:align="left" style:writing-mode="lr-tb"/>
    </style:style>
    <style:style style:name="Table23.A" style:family="table-column">
      <style:table-column-properties style:column-width="0.8542in"/>
    </style:style>
    <style:style style:name="Table23.B" style:family="table-column">
      <style:table-column-properties style:column-width="0.9896in"/>
    </style:style>
    <style:style style:name="Table23.E" style:family="table-column">
      <style:table-column-properties style:column-width="1.0521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E1" style:family="table-cell">
      <style:table-cell-properties fo:padding="0.0382in" fo:border="0.05pt solid #000000"/>
    </style:style>
    <style:style style:name="Table23.2" style:family="table-row">
      <style:table-row-properties style:min-row-height="0.4813in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4.875in" fo:margin-left="0.1396in" table:align="left" style:writing-mode="lr-tb"/>
    </style:style>
    <style:style style:name="Table24.A" style:family="table-column">
      <style:table-column-properties style:column-width="0.8542in"/>
    </style:style>
    <style:style style:name="Table24.B" style:family="table-column">
      <style:table-column-properties style:column-width="0.9896in"/>
    </style:style>
    <style:style style:name="Table24.E" style:family="table-column">
      <style:table-column-properties style:column-width="1.0521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E1" style:family="table-cell">
      <style:table-cell-properties fo:padding="0.0382in" fo:border="0.05pt solid #000000"/>
    </style:style>
    <style:style style:name="Table24.2" style:family="table-row">
      <style:table-row-properties style:min-row-height="0.4813in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4.5625in" fo:margin-left="0.1396in" table:align="left" style:writing-mode="lr-tb"/>
    </style:style>
    <style:style style:name="Table25.A" style:family="table-column">
      <style:table-column-properties style:column-width="0.8542in"/>
    </style:style>
    <style:style style:name="Table25.B" style:family="table-column">
      <style:table-column-properties style:column-width="0.9896in"/>
    </style:style>
    <style:style style:name="Table25.D" style:family="table-column">
      <style:table-column-properties style:column-width="0.9167in"/>
    </style:style>
    <style:style style:name="Table25.E" style:family="table-column">
      <style:table-column-properties style:column-width="0.8125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E1" style:family="table-cell">
      <style:table-cell-properties fo:padding="0.0382in" fo:border="0.05pt solid #000000"/>
    </style:style>
    <style:style style:name="Table25.2" style:family="table-row">
      <style:table-row-properties style:min-row-height="0.4813in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4.5625in" fo:margin-left="0.1396in" table:align="left" style:writing-mode="lr-tb"/>
    </style:style>
    <style:style style:name="Table26.A" style:family="table-column">
      <style:table-column-properties style:column-width="0.8542in"/>
    </style:style>
    <style:style style:name="Table26.B" style:family="table-column">
      <style:table-column-properties style:column-width="0.9896in"/>
    </style:style>
    <style:style style:name="Table26.D" style:family="table-column">
      <style:table-column-properties style:column-width="0.9167in"/>
    </style:style>
    <style:style style:name="Table26.E" style:family="table-column">
      <style:table-column-properties style:column-width="0.8125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E1" style:family="table-cell">
      <style:table-cell-properties fo:padding="0.0382in" fo:border="0.05pt solid #000000"/>
    </style:style>
    <style:style style:name="Table26.2" style:family="table-row">
      <style:table-row-properties style:min-row-height="0.4813in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8021in" fo:margin-left="0.1292in" table:align="left" style:writing-mode="lr-tb"/>
    </style:style>
    <style:style style:name="Table27.A" style:family="table-column">
      <style:table-column-properties style:column-width="1.0313in"/>
    </style:style>
    <style:style style:name="Table27.B" style:family="table-column">
      <style:table-column-properties style:column-width="1.1563in"/>
    </style:style>
    <style:style style:name="Table27.C" style:family="table-column">
      <style:table-column-properties style:column-width="1.1458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F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8021in" fo:margin-left="0.1292in" table:align="left" style:writing-mode="lr-tb"/>
    </style:style>
    <style:style style:name="Table28.A" style:family="table-column">
      <style:table-column-properties style:column-width="1.0313in"/>
    </style:style>
    <style:style style:name="Table28.B" style:family="table-column">
      <style:table-column-properties style:column-width="1.1563in"/>
    </style:style>
    <style:style style:name="Table28.C" style:family="table-column">
      <style:table-column-properties style:column-width="1.1458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F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8021in" fo:margin-left="0.1292in" table:align="left" style:writing-mode="lr-tb"/>
    </style:style>
    <style:style style:name="Table29.A" style:family="table-column">
      <style:table-column-properties style:column-width="1.3625in"/>
    </style:style>
    <style:style style:name="Table29.B" style:family="table-column">
      <style:table-column-properties style:column-width="1.3507in"/>
    </style:style>
    <style:style style:name="Table29.D" style:family="table-column">
      <style:table-column-properties style:column-width="1.3632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E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9ae7b" officeooo:paragraph-rsid="001af378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9ae7b" officeooo:paragraph-rsid="00221a77" style:font-name-asian="Times New Roman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221a77" officeooo:paragraph-rsid="00221a77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b5877" officeooo:paragraph-rsid="001b5877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c479c" officeooo:paragraph-rsid="001af378" style:font-name-asian="Times New Roman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b5877" officeooo:paragraph-rsid="001b5877" style:font-name-asian="Times New Roman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3348b3" officeooo:paragraph-rsid="003348b3" style:font-weight-asian="bold" style:font-weight-complex="bold"/>
    </style:style>
    <style:style style:name="P8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1fadea" officeooo:paragraph-rsid="00221a77" style:font-weight-asian="bold" style:font-weight-complex="bold"/>
    </style:style>
    <style:style style:name="P9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weight="bold" officeooo:rsid="0010f89b" officeooo:paragraph-rsid="00221a77" style:font-weight-asian="bold" style:font-weight-complex="bold"/>
    </style:style>
    <style:style style:name="P10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weight="bold" officeooo:rsid="00221a77" officeooo:paragraph-rsid="00221a77" style:font-weight-asian="bold" style:font-weight-complex="bold"/>
    </style:style>
    <style:style style:name="P11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weight="normal" officeooo:rsid="001872f3" officeooo:paragraph-rsid="00221a77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>
        <style:tab-stops>
          <style:tab-stop style:position="0.302in"/>
        </style:tab-stops>
      </style:paragraph-properties>
      <style:text-properties style:font-name="Liberation Serif" fo:font-size="12pt" officeooo:rsid="00274a82" officeooo:paragraph-rsid="00274a82" style:font-name-asian="Times New Roman" style:font-size-asian="12pt" style:font-name-complex="Times New Roman" style:font-size-complex="12pt"/>
    </style:style>
    <style:style style:name="P13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style:font-name="Liberation Serif" fo:font-size="12pt" officeooo:rsid="00274a82" officeooo:paragraph-rsid="00274a82" style:font-name-asian="Times New Roman" style:font-size-asian="12pt" style:font-name-complex="Times New Roman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officeooo:rsid="002c5e54" officeooo:paragraph-rsid="002c5e54" style:font-name-asian="Times New Roman" style:font-size-asian="12pt" style:font-name-complex="Times New Roman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fo:font-size="12pt" officeooo:rsid="002c5e54" officeooo:paragraph-rsid="002c5e54" style:font-name-asian="Times New Roman" style:font-size-asian="12pt" style:font-name-complex="Times New Roman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officeooo:rsid="003015ff" officeooo:paragraph-rsid="003015ff" style:font-name-asian="Times New Roman" style:font-size-asian="12pt" style:font-name-complex="Times New Roman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Liberation Serif" fo:font-size="12pt" officeooo:rsid="003015ff" officeooo:paragraph-rsid="003015ff" style:font-name-asian="Times New Roman" style:font-size-asian="12pt" style:font-name-complex="Times New Roman" style:font-size-complex="12pt"/>
    </style:style>
    <style:style style:name="P18" style:family="paragraph" style:parent-style-name="Table_20_Contents">
      <style:paragraph-properties>
        <style:tab-stops>
          <style:tab-stop style:position="0.302in"/>
        </style:tab-stops>
      </style:paragraph-properties>
      <style:text-properties style:font-name="Liberation Serif"/>
    </style:style>
    <style:style style:name="P19" style:family="paragraph" style:parent-style-name="Table_20_Contents">
      <style:paragraph-properties fo:text-align="center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1ec939" style:font-name-asian="Times New Roman" style:font-size-asian="12pt" style:font-name-complex="Times New Roman" style:font-size-complex="12pt"/>
    </style:style>
    <style:style style:name="P20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1ec939" style:font-name-asian="Times New Roman" style:font-size-asian="12pt" style:font-name-complex="Times New Roman" style:font-size-complex="12pt"/>
    </style:style>
    <style:style style:name="P21" style:family="paragraph" style:parent-style-name="Table_20_Contents">
      <style:paragraph-properties>
        <style:tab-stops>
          <style:tab-stop style:position="0.302in"/>
        </style:tab-stops>
      </style:paragraph-properties>
      <style:text-properties fo:color="#000000" style:font-name="Liberation Serif" fo:font-size="12pt" officeooo:rsid="001ec939" style:font-name-asian="Times New Roman" style:font-size-asian="12pt" style:font-name-complex="Times New Roman" style:font-size-complex="12pt"/>
    </style:style>
    <style:style style:name="P22" style:family="paragraph" style:parent-style-name="Table_20_Contents">
      <style:paragraph-properties fo:text-align="center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1258" officeooo:paragraph-rsid="00241258" style:font-name-asian="Times New Roman" style:font-size-asian="12pt" style:font-name-complex="Times New Roman" style:font-size-complex="12pt"/>
    </style:style>
    <style:style style:name="P23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1258" officeooo:paragraph-rsid="00241258" style:font-name-asian="Times New Roman" style:font-size-asian="12pt" style:font-name-complex="Times New Roman" style:font-size-complex="12pt"/>
    </style:style>
    <style:style style:name="P24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24d04e" style:font-name-asian="Times New Roman" style:font-size-asian="12pt" style:font-name-complex="Times New Roman" style:font-size-complex="12pt"/>
    </style:style>
    <style:style style:name="P25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365fd7" style:font-name-asian="Times New Roman" style:font-size-asian="12pt" style:font-name-complex="Times New Roman" style:font-size-complex="12pt"/>
    </style:style>
    <style:style style:name="P26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37ed95" style:font-name-asian="Times New Roman" style:font-size-asian="12pt" style:font-name-complex="Times New Roman" style:font-size-complex="12pt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Standard">
      <style:text-properties style:font-name="Liberation Serif" fo:font-size="12pt" officeooo:paragraph-rsid="00415243" style:font-size-asian="12pt" style:font-size-complex="12pt"/>
    </style:style>
    <style:style style:name="P29" style:family="paragraph" style:parent-style-name="Standard">
      <style:text-properties style:font-name="Liberation Serif" fo:font-size="12pt" officeooo:paragraph-rsid="0041bc10" style:font-size-asian="12pt" style:font-size-complex="12pt"/>
    </style:style>
    <style:style style:name="P30" style:family="paragraph" style:parent-style-name="Standard">
      <style:text-properties style:font-name="Liberation Serif" fo:font-size="12pt" officeooo:paragraph-rsid="00424af1" style:font-size-asian="12pt" style:font-size-complex="12pt"/>
    </style:style>
    <style:style style:name="P31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41258" officeooo:paragraph-rsid="00415243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41258" officeooo:paragraph-rsid="0041bc10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c006" officeooo:paragraph-rsid="00415243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c006" officeooo:paragraph-rsid="004352d4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74a82" officeooo:paragraph-rsid="00415243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74a82" officeooo:paragraph-rsid="004352d4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ff88" officeooo:paragraph-rsid="00415243" style:font-weight-asian="bold" style:font-weight-complex="bold"/>
    </style:style>
    <style:style style:name="P38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53cfa0" officeooo:paragraph-rsid="00415243" style:font-weight-asian="bold" style:font-weight-complex="bold"/>
    </style:style>
    <style:style style:name="P39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57defb" officeooo:paragraph-rsid="00415243" style:font-weight-asian="bold" style:font-weight-complex="bold"/>
    </style:style>
    <style:style style:name="P40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415243" officeooo:paragraph-rsid="00415243" style:font-weight-asian="bold" style:font-weight-complex="bold"/>
    </style:style>
    <style:style style:name="P41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3348b3" officeooo:paragraph-rsid="003348b3" style:font-weight-asian="bold" style:font-weight-complex="bold"/>
    </style:style>
    <style:style style:name="P42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19ae7b" officeooo:paragraph-rsid="00415243" style:font-weight-asian="bold" style:font-weight-complex="bold"/>
    </style:style>
    <style:style style:name="P43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424af1" officeooo:paragraph-rsid="00424af1" style:font-weight-asian="bold" style:font-weight-complex="bold"/>
    </style:style>
    <style:style style:name="P44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2c5e54" officeooo:paragraph-rsid="00415243" style:font-weight-asian="normal" style:font-weight-complex="normal"/>
    </style:style>
    <style:style style:name="P45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5591f8" officeooo:paragraph-rsid="00415243" style:font-weight-asian="normal" style:font-weight-complex="normal"/>
    </style:style>
    <style:style style:name="P46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53cfa0" officeooo:paragraph-rsid="00415243" style:font-weight-asian="normal" style:font-weight-complex="normal"/>
    </style:style>
    <style:style style:name="P47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5850d1" officeooo:paragraph-rsid="00415243" style:font-weight-asian="normal" style:font-weight-complex="normal"/>
    </style:style>
    <style:style style:name="P48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3348b3" officeooo:paragraph-rsid="003348b3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74a82" officeooo:paragraph-rsid="004352d4" style:font-weight-asian="bold" style:font-weight-complex="bold"/>
    </style:style>
    <style:style style:name="P50" style:family="paragraph">
      <style:paragraph-properties style:writing-mode="lr-tb"/>
      <style:text-properties style:font-name="Liberation Serif" fo:font-size="12pt" style:font-size-asian="12pt" style:font-size-complex="12pt"/>
    </style:style>
    <style:style style:name="P51" style:family="paragraph">
      <style:paragraph-properties style:writing-mode="lr-tb"/>
      <style:text-properties style:font-name="Liberation Serif" fo:font-size="12pt" officeooo:paragraph-rsid="0041bc10" style:font-size-asian="12pt" style:font-size-complex="12pt"/>
    </style:style>
    <style:style style:name="P52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weight="bold" officeooo:rsid="00221a77" officeooo:paragraph-rsid="00221a77" style:font-weight-asian="bold" style:font-weight-complex="bold"/>
    </style:style>
    <style:style style:name="P53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872f3" officeooo:paragraph-rsid="00221a77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size="11pt" fo:font-weight="normal" officeooo:rsid="001872f3" officeooo:paragraph-rsid="00221a77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officeooo:paragraph-rsid="003c7e1b"/>
    </style:style>
    <style:style style:name="P56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1fadea" officeooo:paragraph-rsid="00221a77" style:font-weight-asian="bold" style:font-weight-complex="bold"/>
    </style:style>
    <style:style style:name="P57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3348b3" officeooo:paragraph-rsid="00415243" style:font-weight-asian="bold" style:font-weight-complex="bold"/>
    </style:style>
    <style:style style:name="P58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1fadea" officeooo:paragraph-rsid="00415243" style:font-weight-asian="normal" style:font-weight-complex="normal"/>
    </style:style>
    <style:style style:name="P59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style:font-name="Liberation Serif" officeooo:paragraph-rsid="003f581c"/>
    </style:style>
    <style:style style:name="P60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style:font-name="Liberation Serif" officeooo:paragraph-rsid="00424af1"/>
    </style:style>
    <style:style style:name="P61" style:family="paragraph">
      <style:paragraph-properties style:writing-mode="lr-tb"/>
      <style:text-properties style:font-name="Liberation Serif" fo:font-size="12pt" style:font-size-asian="12pt" style:font-size-complex="12pt"/>
    </style:style>
    <style:style style:name="P62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3ec1f2" style:font-name-asian="Times New Roman" style:font-size-asian="12pt" style:font-name-complex="Times New Roman" style:font-size-complex="12pt"/>
    </style:style>
    <style:style style:name="P63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3f581c" style:font-name-asian="Times New Roman" style:font-size-asian="12pt" style:font-name-complex="Times New Roman" style:font-size-complex="12pt"/>
    </style:style>
    <style:style style:name="P64" style:family="paragraph" style:parent-style-name="Table_20_Contents">
      <style:paragraph-properties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3ec1f2" style:font-name-asian="Times New Roman" style:font-size-asian="12pt" style:font-name-complex="Times New Roman" style:font-size-complex="12pt"/>
    </style:style>
    <style:style style:name="P65" style:family="paragraph" style:parent-style-name="Table_20_Contents">
      <style:paragraph-properties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3f581c" style:font-name-asian="Times New Roman" style:font-size-asian="12pt" style:font-name-complex="Times New Roman" style:font-size-complex="12pt"/>
    </style:style>
    <style:style style:name="P66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37ed95" style:font-name-asian="Times New Roman" style:font-size-asian="12pt" style:font-name-complex="Times New Roman" style:font-size-complex="12pt"/>
    </style:style>
    <style:style style:name="P67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41bc10" style:font-name-asian="Times New Roman" style:font-size-asian="12pt" style:font-name-complex="Times New Roman" style:font-size-complex="12pt"/>
    </style:style>
    <style:style style:name="P68" style:family="paragraph" style:parent-style-name="Table_20_Contents">
      <style:paragraph-properties>
        <style:tab-stops>
          <style:tab-stop style:position="0.302in"/>
        </style:tab-stops>
      </style:paragraph-properties>
      <style:text-properties style:font-name="Liberation Serif" officeooo:paragraph-rsid="003ec1f2"/>
    </style:style>
    <style:style style:name="P69" style:family="paragraph" style:parent-style-name="Table_20_Contents">
      <style:paragraph-properties>
        <style:tab-stops>
          <style:tab-stop style:position="0.302in"/>
        </style:tab-stops>
      </style:paragraph-properties>
      <style:text-properties style:font-name="Liberation Serif" officeooo:paragraph-rsid="003f581c"/>
    </style:style>
    <style:style style:name="P70" style:family="paragraph" style:parent-style-name="Table_20_Contents">
      <style:paragraph-properties fo:text-align="justify" style:justify-single-word="false"/>
      <style:text-properties style:font-name="Liberation Serif" fo:font-size="12pt" officeooo:rsid="003015ff" officeooo:paragraph-rsid="003015ff" style:font-name-asian="Times New Roman" style:font-size-asian="12pt" style:font-name-complex="Times New Roman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Liberation Serif" fo:font-size="12pt" officeooo:rsid="003015ff" officeooo:paragraph-rsid="00415243" style:font-name-asian="Times New Roman" style:font-size-asian="12pt" style:font-name-complex="Times New Roman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style:font-name="Liberation Serif" fo:font-size="12pt" officeooo:rsid="003015ff" officeooo:paragraph-rsid="0041bc10" style:font-name-asian="Times New Roman" style:font-size-asian="12pt" style:font-name-complex="Times New Roman" style:font-size-complex="12pt"/>
    </style:style>
    <style:style style:name="P73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style:font-name="Liberation Serif" fo:font-size="12pt" officeooo:rsid="00274a82" officeooo:paragraph-rsid="00274a82" style:font-name-asian="Times New Roman" style:font-size-asian="12pt" style:font-name-complex="Times New Roman" style:font-size-complex="12pt"/>
    </style:style>
    <style:style style:name="P74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style:font-name="Liberation Serif" fo:font-size="12pt" officeooo:rsid="00274a82" officeooo:paragraph-rsid="00424af1" style:font-name-asian="Times New Roman" style:font-size-asian="12pt" style:font-name-complex="Times New Roman" style:font-size-complex="12pt"/>
    </style:style>
    <style:style style:name="P75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style:font-name="Liberation Serif" fo:font-size="12pt" officeooo:rsid="00274a82" officeooo:paragraph-rsid="004352d4" style:font-name-asian="Times New Roman" style:font-size-asian="12pt" style:font-name-complex="Times New Roman" style:font-size-complex="12pt"/>
    </style:style>
    <style:style style:name="P76" style:family="paragraph" style:parent-style-name="Preformatted_20_Text">
      <style:text-properties fo:color="#000000" style:font-name="Liberation Serif" fo:font-size="12pt" style:font-size-asian="12pt" style:font-size-complex="12pt"/>
    </style:style>
    <style:style style:name="P77" style:family="paragraph" style:parent-style-name="Preformatted_20_Text">
      <style:text-properties fo:color="#000000" style:font-name="Liberation Serif" fo:font-size="12pt" officeooo:paragraph-rsid="00424af1" style:font-size-asian="12pt" style:font-size-complex="12pt"/>
    </style:style>
    <style:style style:name="P78" style:family="paragraph" style:parent-style-name="Preformatted_20_Text">
      <style:text-properties fo:color="#000000" style:font-name="Liberation Serif" fo:font-size="12pt" officeooo:paragraph-rsid="004352d4" style:font-size-asian="12pt" style:font-size-complex="12pt"/>
    </style:style>
    <style:style style:name="P79" style:family="paragraph" style:parent-style-name="Preformatted_20_Text">
      <style:text-properties style:font-name="Liberation Serif"/>
    </style:style>
    <style:style style:name="P80" style:family="paragraph" style:parent-style-name="Preformatted_20_Text">
      <style:text-properties style:font-name="Liberation Serif" fo:font-size="12pt" style:font-size-asian="12pt" style:font-size-complex="12pt"/>
    </style:style>
    <style:style style:name="P81" style:family="paragraph" style:parent-style-name="Preformatted_20_Text">
      <style:text-properties style:font-name="Liberation Serif" fo:font-size="12pt" officeooo:paragraph-rsid="003ec1f2" style:font-size-asian="12pt" style:font-size-complex="12pt"/>
    </style:style>
    <style:style style:name="P82" style:family="paragraph" style:parent-style-name="Preformatted_20_Text">
      <style:text-properties style:font-name="Liberation Serif" fo:font-size="12pt" officeooo:paragraph-rsid="003f581c" style:font-size-asian="12pt" style:font-size-complex="12pt"/>
    </style:style>
    <style:style style:name="P83" style:family="paragraph" style:parent-style-name="Preformatted_20_Text">
      <style:text-properties style:font-name="Liberation Serif" fo:font-size="12pt" officeooo:paragraph-rsid="00415243" style:font-size-asian="12pt" style:font-size-complex="12pt"/>
    </style:style>
    <style:style style:name="P84" style:family="paragraph" style:parent-style-name="Preformatted_20_Text">
      <style:text-properties style:font-name="Liberation Serif" fo:font-size="12pt" officeooo:paragraph-rsid="0041bc10" style:font-size-asian="12pt" style:font-size-complex="12pt"/>
    </style:style>
    <style:style style:name="P85" style:family="paragraph" style:parent-style-name="Preformatted_20_Text">
      <style:text-properties style:font-name="Liberation Serif" fo:font-size="12pt" officeooo:paragraph-rsid="00424af1" style:font-size-asian="12pt" style:font-size-complex="12pt"/>
    </style:style>
    <style:style style:name="P86" style:family="paragraph" style:parent-style-name="Preformatted_20_Text">
      <style:text-properties style:font-name="Liberation Serif" fo:font-size="12pt" officeooo:paragraph-rsid="004352d4" style:font-size-asian="12pt" style:font-size-complex="12pt"/>
    </style:style>
    <style:style style:name="P87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8" style:family="paragraph" style:parent-style-name="Preformatted_20_Text">
      <style:text-properties style:font-name="Liberation Serif" fo:font-size="11pt" style:font-size-asian="11pt" style:font-size-complex="11pt"/>
    </style:style>
    <style:style style:name="P89" style:family="paragraph" style:parent-style-name="Preformatted_20_Text">
      <style:text-properties style:font-name="Liberation Serif" officeooo:paragraph-rsid="003ec1f2"/>
    </style:style>
    <style:style style:name="P90" style:family="paragraph" style:parent-style-name="Preformatted_20_Text">
      <style:text-properties style:font-name="Liberation Serif" officeooo:paragraph-rsid="003f581c"/>
    </style:style>
    <style:style style:name="P91" style:family="paragraph" style:parent-style-name="Preformatted_20_Text">
      <style:text-properties style:font-name="Liberation Serif" officeooo:paragraph-rsid="00415243"/>
    </style:style>
    <style:style style:name="P92" style:family="paragraph" style:parent-style-name="Preformatted_20_Text">
      <style:text-properties style:font-name="Liberation Serif" officeooo:paragraph-rsid="0041bc10"/>
    </style:style>
    <style:style style:name="P93" style:family="paragraph" style:parent-style-name="Preformatted_20_Text">
      <style:text-properties style:font-name="Liberation Serif" officeooo:paragraph-rsid="00424af1"/>
    </style:style>
    <style:style style:name="P94" style:family="paragraph" style:parent-style-name="Preformatted_20_Text">
      <style:text-properties style:font-name="Liberation Serif" officeooo:paragraph-rsid="004352d4"/>
    </style:style>
    <style:style style:name="P95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415243" style:font-size-asian="12pt" style:font-weight-asian="bold" style:font-size-complex="12pt" style:font-weight-complex="bold"/>
    </style:style>
    <style:style style:name="P96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2d99e" officeooo:paragraph-rsid="003ec1f2" style:font-size-asian="12pt" style:font-weight-asian="normal" style:font-size-complex="12pt" style:font-weight-complex="normal"/>
    </style:style>
    <style:style style:name="P97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2d99e" officeooo:paragraph-rsid="00415243" style:font-size-asian="12pt" style:font-weight-asian="normal" style:font-size-complex="12pt" style:font-weight-complex="normal"/>
    </style:style>
    <style:style style:name="P98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2d99e" officeooo:paragraph-rsid="0041bc10" style:font-size-asian="12pt" style:font-weight-asian="normal" style:font-size-complex="12pt" style:font-weight-complex="normal"/>
    </style:style>
    <style:style style:name="P99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2d99e" officeooo:paragraph-rsid="00424af1" style:font-size-asian="12pt" style:font-weight-asian="normal" style:font-size-complex="12pt" style:font-weight-complex="normal"/>
    </style:style>
    <style:style style:name="P100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2d99e" officeooo:paragraph-rsid="004352d4" style:font-size-asian="12pt" style:font-weight-asian="normal" style:font-size-complex="12pt" style:font-weight-complex="normal"/>
    </style:style>
    <style:style style:name="P101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3348b3" officeooo:paragraph-rsid="00415243" style:font-size-asian="12pt" style:font-weight-asian="bold" style:font-size-complex="12pt" style:font-weight-complex="bold"/>
    </style:style>
    <style:style style:name="P102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3348b3" officeooo:paragraph-rsid="0041bc10" style:font-size-asian="12pt" style:font-weight-asian="bold" style:font-size-complex="12pt" style:font-weight-complex="bold"/>
    </style:style>
    <style:style style:name="P103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3348b3" officeooo:paragraph-rsid="00424af1" style:font-size-asian="12pt" style:font-weight-asian="bold" style:font-size-complex="12pt" style:font-weight-complex="bold"/>
    </style:style>
    <style:style style:name="P104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241258" officeooo:paragraph-rsid="00424af1" style:font-size-asian="12pt" style:font-weight-asian="bold" style:font-size-complex="12pt" style:font-weight-complex="bold"/>
    </style:style>
    <style:style style:name="P105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241258" officeooo:paragraph-rsid="004352d4" style:font-size-asian="12pt" style:font-weight-asian="bold" style:font-size-complex="12pt" style:font-weight-complex="bold"/>
    </style:style>
    <style:style style:name="P106" style:family="paragraph" style:parent-style-name="Preformatted_20_Text">
      <style:paragraph-properties style:writing-mode="lr-tb"/>
      <style:text-properties fo:color="#000000" style:font-name="Liberation Serif" fo:font-size="12pt" officeooo:paragraph-rsid="00424af1" style:font-size-asian="12pt" style:font-size-complex="12pt"/>
    </style:style>
    <style:style style:name="P107" style:family="paragraph" style:parent-style-name="Preformatted_20_Text">
      <style:paragraph-properties style:writing-mode="lr-tb"/>
      <style:text-properties fo:color="#000000" style:font-name="Liberation Serif" fo:font-size="12pt" officeooo:paragraph-rsid="004352d4" style:font-size-asian="12pt" style:font-size-complex="12pt"/>
    </style:style>
    <style:style style:name="P108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41258" officeooo:paragraph-rsid="00424af1" style:font-weight-asian="bold" style:font-weight-complex="bold"/>
    </style:style>
    <style:style style:name="P109" style:family="paragraph" style:parent-style-name="Preformatted_20_Text">
      <style:paragraph-properties style:writing-mode="lr-tb"/>
      <style:text-properties style:font-name="Liberation Serif" fo:font-size="12pt" style:font-size-asian="12pt" style:font-size-complex="12pt"/>
    </style:style>
    <style:style style:name="P110" style:family="paragraph" style:parent-style-name="Preformatted_20_Text">
      <style:paragraph-properties style:writing-mode="lr-tb"/>
      <style:text-properties style:font-name="Liberation Serif" fo:font-size="12pt" officeooo:paragraph-rsid="003f581c" style:font-size-asian="12pt" style:font-size-complex="12pt"/>
    </style:style>
    <style:style style:name="P111" style:family="paragraph" style:parent-style-name="Preformatted_20_Text">
      <style:paragraph-properties style:writing-mode="lr-tb"/>
      <style:text-properties style:font-name="Liberation Serif" fo:font-size="12pt" officeooo:paragraph-rsid="00415243" style:font-size-asian="12pt" style:font-size-complex="12pt"/>
    </style:style>
    <style:style style:name="P112" style:family="paragraph">
      <style:paragraph-properties style:writing-mode="lr-tb"/>
      <style:text-properties fo:color="#000000" style:font-name="Liberation Serif" fo:font-size="12pt" style:font-size-asian="12pt" style:font-size-complex="12pt"/>
    </style:style>
    <style:style style:name="P113" style:family="paragraph">
      <style:paragraph-properties style:writing-mode="lr-tb"/>
      <style:text-properties style:font-name="Liberation Serif" fo:font-size="12pt" style:font-size-asian="12pt" style:font-size-complex="12pt"/>
    </style:style>
    <style:style style:name="P114" style:family="paragraph">
      <style:paragraph-properties style:writing-mode="lr-tb"/>
      <style:text-properties style:font-name="Liberation Serif" fo:font-size="12pt" officeooo:paragraph-rsid="003f581c" style:font-size-asian="12pt" style:font-size-complex="12pt"/>
    </style:style>
    <style:style style:name="P115" style:family="paragraph">
      <style:paragraph-properties style:writing-mode="lr-tb"/>
      <style:text-properties style:font-name="Liberation Serif" fo:font-size="12pt" officeooo:paragraph-rsid="0041bc10" style:font-size-asian="12pt" style:font-size-complex="12pt"/>
    </style:style>
    <style:style style:name="T1" style:family="text">
      <style:text-properties officeooo:rsid="002902b0"/>
    </style:style>
    <style:style style:name="T2" style:family="text">
      <style:text-properties officeooo:rsid="001b9e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c7e1b" style:font-weight-asian="bold" style:font-weight-complex="bold"/>
    </style:style>
    <style:style style:name="T5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font-weight="normal" officeooo:rsid="00424af1" style:font-name-asian="Times New Roman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font-weight="normal" officeooo:rsid="004352d4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3ec1f2" style:font-size-asian="12pt" style:font-size-complex="12pt"/>
    </style:style>
    <style:style style:name="T11" style:family="text">
      <style:text-properties fo:font-size="12pt" officeooo:rsid="003f581c" style:font-size-asian="12pt" style:font-size-complex="12pt"/>
    </style:style>
    <style:style style:name="T12" style:family="text">
      <style:text-properties fo:font-size="12pt" officeooo:rsid="00415243" style:font-size-asian="12pt" style:font-size-complex="12pt"/>
    </style:style>
    <style:style style:name="T13" style:family="text">
      <style:text-properties fo:font-size="12pt" officeooo:rsid="0041bc10" style:font-size-asian="12pt" style:font-size-complex="12pt"/>
    </style:style>
    <style:style style:name="T14" style:family="text">
      <style:text-properties fo:font-size="12pt" officeooo:rsid="00424af1" style:font-size-asian="12pt" style:font-size-complex="12pt"/>
    </style:style>
    <style:style style:name="T15" style:family="text">
      <style:text-properties fo:font-size="12pt" officeooo:rsid="004352d4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c7e1b" style:font-size-asian="12pt" style:font-weight-asian="bold" style:font-size-complex="12pt" style:font-weight-complex="bold"/>
    </style:style>
    <style:style style:name="T18" style:family="text">
      <style:text-properties fo:font-size="12pt" style:font-name-asian="Times New Roman" style:font-size-asian="12pt" style:font-name-complex="Times New Roman" style:font-size-complex="12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7bb27" style:font-weight-asian="normal" style:font-weight-complex="normal"/>
    </style:style>
    <style:style style:name="T21" style:family="text">
      <style:text-properties fo:font-weight="normal" officeooo:rsid="0029d171" style:font-weight-asian="normal" style:font-weight-complex="normal"/>
    </style:style>
    <style:style style:name="T22" style:family="text">
      <style:text-properties fo:font-weight="normal" officeooo:rsid="002c5e54" style:font-weight-asian="normal" style:font-weight-complex="normal"/>
    </style:style>
    <style:style style:name="T23" style:family="text">
      <style:text-properties fo:font-weight="normal" officeooo:rsid="002e2c15" style:font-weight-asian="normal" style:font-weight-complex="normal"/>
    </style:style>
    <style:style style:name="T24" style:family="text">
      <style:text-properties fo:font-weight="normal" officeooo:rsid="002e90c0" style:font-weight-asian="normal" style:font-weight-complex="normal"/>
    </style:style>
    <style:style style:name="T25" style:family="text">
      <style:text-properties fo:font-weight="normal" officeooo:rsid="0041bc10" style:font-weight-asian="normal" style:font-weight-complex="normal"/>
    </style:style>
    <style:style style:name="T26" style:family="text">
      <style:text-properties fo:font-weight="normal" officeooo:rsid="004352d4" style:font-name-asian="Times New Roman" style:font-weight-asian="normal" style:font-name-complex="Times New Roman" style:font-weight-complex="normal"/>
    </style:style>
    <style:style style:name="T27" style:family="text">
      <style:text-properties officeooo:rsid="00221a77"/>
    </style:style>
    <style:style style:name="T28" style:family="text">
      <style:text-properties officeooo:rsid="00274a82"/>
    </style:style>
    <style:style style:name="T29" style:family="text">
      <style:text-properties officeooo:rsid="0027bb27"/>
    </style:style>
    <style:style style:name="T30" style:family="text">
      <style:text-properties officeooo:rsid="002837b3"/>
    </style:style>
    <style:style style:name="T31" style:family="text">
      <style:text-properties officeooo:rsid="002c5e54"/>
    </style:style>
    <style:style style:name="T32" style:family="text">
      <style:text-properties officeooo:rsid="002e406a"/>
    </style:style>
    <style:style style:name="T33" style:family="text">
      <style:text-properties officeooo:rsid="002e4194"/>
    </style:style>
    <style:style style:name="T34" style:family="text">
      <style:text-properties officeooo:rsid="002e90c0"/>
    </style:style>
    <style:style style:name="T35" style:family="text">
      <style:text-properties officeooo:rsid="003015ff"/>
    </style:style>
    <style:style style:name="T36" style:family="text">
      <style:text-properties officeooo:rsid="003545f7"/>
    </style:style>
    <style:style style:name="T37" style:family="text">
      <style:text-properties style:font-name-asian="Times New Roman" style:font-name-complex="Times New Roman"/>
    </style:style>
    <style:style style:name="T38" style:family="text">
      <style:text-properties officeooo:rsid="0024d04e" style:font-name-asian="Times New Roman" style:font-name-complex="Times New Roman"/>
    </style:style>
    <style:style style:name="T39" style:family="text">
      <style:text-properties fo:color="#000000" style:font-name="Liberation Serif" fo:font-weight="normal" officeooo:rsid="001872f3" style:font-weight-asian="normal" style:font-weight-complex="normal"/>
    </style:style>
    <style:style style:name="T40" style:family="text">
      <style:text-properties fo:color="#000000" style:font-name="Liberation Serif" fo:font-weight="normal" officeooo:rsid="00221a77" style:font-weight-asian="normal" style:font-weight-complex="normal"/>
    </style:style>
    <style:style style:name="T41" style:family="text">
      <style:text-properties fo:color="#000000" style:font-name="Liberation Serif" fo:font-weight="normal" officeooo:rsid="003c7e1b" style:font-weight-asian="normal" style:font-weight-complex="normal"/>
    </style:style>
    <style:style style:name="T42" style:family="text">
      <style:text-properties fo:color="#000000" style:font-name="Liberation Serif" fo:font-weight="bold" officeooo:rsid="001872f3" style:font-weight-asian="bold" style:font-weight-complex="bold"/>
    </style:style>
    <style:style style:name="T43" style:family="text">
      <style:text-properties fo:color="#000000" fo:font-weight="bold" officeooo:rsid="001fadea" style:font-weight-asian="bold" style:font-weight-complex="bold"/>
    </style:style>
    <style:style style:name="T44" style:family="text">
      <style:text-properties fo:color="#000000" fo:font-weight="normal" officeooo:rsid="001fadea" style:font-weight-asian="normal" style:font-weight-complex="normal"/>
    </style:style>
    <style:style style:name="T45" style:family="text">
      <style:text-properties fo:color="#000000" fo:font-weight="normal" officeooo:rsid="002155da" style:font-weight-asian="normal" style:font-weight-complex="normal"/>
    </style:style>
    <style:style style:name="T46" style:family="text">
      <style:text-properties style:font-name="Liberation Serif" fo:font-size="12pt" style:font-size-asian="12pt" style:font-size-complex="12pt"/>
    </style:style>
    <style:style style:name="T47" style:family="text">
      <style:text-properties style:font-name="Liberation Serif" fo:font-size="12pt" officeooo:rsid="003ec1f2" style:font-size-asian="12pt" style:font-size-complex="12pt"/>
    </style:style>
    <style:style style:name="T48" style:family="text">
      <style:text-properties style:font-name="Liberation Serif" fo:font-size="12pt" officeooo:rsid="003f581c" style:font-size-asian="12pt" style:font-size-complex="12pt"/>
    </style:style>
    <style:style style:name="T49" style:family="text">
      <style:text-properties style:font-name="Liberation Serif" fo:font-size="12pt" officeooo:rsid="00424af1" style:font-size-asian="12pt" style:font-size-complex="12pt"/>
    </style:style>
    <style:style style:name="T50" style:family="text">
      <style:text-properties style:font-name="Liberation Serif" fo:font-size="12pt" officeooo:rsid="0041bc10" style:font-size-asian="12pt" style:font-size-complex="12pt"/>
    </style:style>
    <style:style style:name="T5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041bc10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04352d4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1pt" style:font-size-asian="11pt" style:font-size-complex="11pt"/>
    </style:style>
    <style:style style:name="T56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57" style:family="text">
      <style:text-properties fo:font-size="11pt" style:font-size-asian="11pt" style:font-size-complex="11pt"/>
    </style:style>
    <style:style style:name="T58" style:family="text">
      <style:text-properties officeooo:rsid="003ec1f2"/>
    </style:style>
    <style:style style:name="T59" style:family="text">
      <style:text-properties officeooo:rsid="003f581c"/>
    </style:style>
    <style:style style:name="T60" style:family="text">
      <style:text-properties officeooo:rsid="00415243"/>
    </style:style>
    <style:style style:name="T61" style:family="text">
      <style:text-properties officeooo:rsid="0041bc10"/>
    </style:style>
    <style:style style:name="T62" style:family="text">
      <style:text-properties officeooo:rsid="00424af1"/>
    </style:style>
    <style:style style:name="T63" style:family="text">
      <style:text-properties officeooo:rsid="004352d4"/>
    </style:style>
    <style:style style:name="T64" style:family="text">
      <style:text-properties officeooo:rsid="0043fa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columns-spanned="4" office:value-type="string">
            <text:p text:style-name="P19">US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0">user_id</text:p>
          </table:table-cell>
          <table:table-cell table:style-name="Table1.A2" office:value-type="string">
            <text:p text:style-name="P20">username</text:p>
          </table:table-cell>
          <table:table-cell table:style-name="Table1.A2" office:value-type="string">
            <text:p text:style-name="P20">password</text:p>
          </table:table-cell>
          <table:table-cell table:style-name="Table1.D2" office:value-type="string">
            <text:p text:style-name="P20">is_admin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user1 </text:p>
          </table:table-cell>
          <table:table-cell table:style-name="Table1.A2" office:value-type="string">
            <text:p text:style-name="P20"><text:span text:style-name="T36">p</text:span>ass1</text:p>
          </table:table-cell>
          <table:table-cell table:style-name="Table1.D2" office:value-type="string">
            <text:p text:style-name="P20"><text:span text:style-name="T35">T</text:span>rue</text:p>
          </table:table-cell>
        </table:table-row>
      </table:table>
      <text:p text:style-name="P1"/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table:number-columns-spanned="10" office:value-type="string">
            <text:p text:style-name="P19">PRODUC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0">id</text:p>
          </table:table-cell>
          <table:table-cell table:style-name="Table2.A2" office:value-type="string">
            <text:p text:style-name="P20">sku</text:p>
          </table:table-cell>
          <table:table-cell table:style-name="Table2.A2" office:value-type="string">
            <text:p text:style-name="P20">supplier_id</text:p>
          </table:table-cell>
          <table:table-cell table:style-name="Table2.A2" office:value-type="string">
            <text:p text:style-name="P20">title</text:p>
          </table:table-cell>
          <table:table-cell table:style-name="Table2.A2" office:value-type="string">
            <text:p text:style-name="P20">description</text:p>
          </table:table-cell>
          <table:table-cell table:style-name="Table2.A2" office:value-type="string">
            <text:p text:style-name="P20">category_id</text:p>
          </table:table-cell>
          <table:table-cell table:style-name="Table2.A2" office:value-type="string">
            <text:p text:style-name="P20">unit_price</text:p>
          </table:table-cell>
          <table:table-cell table:style-name="Table2.A2" office:value-type="string">
            <text:p text:style-name="P20">on_hand</text:p>
          </table:table-cell>
          <table:table-cell table:style-name="Table2.A2" office:value-type="string">
            <text:p text:style-name="P20">re_order_level</text:p>
          </table:table-cell>
          <table:table-cell table:style-name="Table2.J2" office:value-type="string">
            <text:p text:style-name="P20">is_active</text:p>
          </table:table-cell>
        </table:table-row>
        <table:table-row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100</text:p>
          </table:table-cell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title1</text:p>
          </table:table-cell>
          <table:table-cell table:style-name="Table2.A2" office:value-type="string">
            <text:p text:style-name="P20">description1</text:p>
          </table:table-cell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100</text:p>
          </table:table-cell>
          <table:table-cell table:style-name="Table2.A2" office:value-type="string">
            <text:p text:style-name="P20">20</text:p>
          </table:table-cell>
          <table:table-cell table:style-name="Table2.A2" office:value-type="string">
            <text:p text:style-name="P20">10</text:p>
          </table:table-cell>
          <table:table-cell table:style-name="Table2.J2" office:value-type="string">
            <text:p text:style-name="P20">True</text:p>
          </table:table-cell>
        </table:table-row>
      </table:table>
      <text:p text:style-name="P1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table:number-columns-spanned="7" office:value-type="string">
            <text:p text:style-name="P19">SUPPL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0">id</text:p>
          </table:table-cell>
          <table:table-cell table:style-name="Table3.A2" office:value-type="string">
            <text:p text:style-name="P20">name</text:p>
          </table:table-cell>
          <table:table-cell table:style-name="Table3.A2" office:value-type="string">
            <text:p text:style-name="P20">address</text:p>
          </table:table-cell>
          <table:table-cell table:style-name="Table3.A2" office:value-type="string">
            <text:p text:style-name="P20">phone</text:p>
          </table:table-cell>
          <table:table-cell table:style-name="Table3.A2" office:value-type="string">
            <text:p text:style-name="P20">fax</text:p>
          </table:table-cell>
          <table:table-cell table:style-name="Table3.A2" office:value-type="string">
            <text:p text:style-name="P20">email</text:p>
          </table:table-cell>
          <table:table-cell table:style-name="Table3.G2" office:value-type="string">
            <text:p text:style-name="P20">is_active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supplier1</text:p>
          </table:table-cell>
          <table:table-cell table:style-name="Table3.A2" office:value-type="string">
            <text:p text:style-name="P20">address1</text:p>
          </table:table-cell>
          <table:table-cell table:style-name="Table3.A2" office:value-type="string">
            <text:p text:style-name="P20">221-2277</text:p>
          </table:table-cell>
          <table:table-cell table:style-name="Table3.A2" office:value-type="string">
            <text:p text:style-name="P21">063-221-2277</text:p>
          </table:table-cell>
          <table:table-cell table:style-name="Table3.A2" office:value-type="string">
            <text:p text:style-name="P18">supplier1@estore.com</text:p>
          </table:table-cell>
          <table:table-cell table:style-name="Table3.G2" office:value-type="string">
            <text:p text:style-name="P20">True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H"/>
        <table:table-row>
          <table:table-cell table:style-name="Table4.A1" table:number-columns-spanned="8" office:value-type="string">
            <text:p text:style-name="P22">OR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3">id</text:p>
          </table:table-cell>
          <table:table-cell table:style-name="Table4.A2" office:value-type="string">
            <text:p text:style-name="P23">customer_id</text:p>
          </table:table-cell>
          <table:table-cell table:style-name="Table4.A2" office:value-type="string">
            <text:p text:style-name="P24">payment_id</text:p>
          </table:table-cell>
          <table:table-cell table:style-name="Table4.A2" office:value-type="string">
            <text:p text:style-name="P24">transaction_date</text:p>
          </table:table-cell>
          <table:table-cell table:style-name="Table4.A2" office:value-type="string">
            <text:p text:style-name="P24">shipping_date</text:p>
          </table:table-cell>
          <table:table-cell table:style-name="Table4.A2" office:value-type="string">
            <text:p text:style-name="P24">time_stamp</text:p>
          </table:table-cell>
          <table:table-cell table:style-name="Table4.A2" office:value-type="string">
            <text:p text:style-name="P24">transaction_status</text:p>
          </table:table-cell>
          <table:table-cell table:style-name="Table4.H2" office:value-type="string">
            <text:p text:style-name="P24">total</text:p>
          </table:table-cell>
        </table:table-row>
        <table:table-row>
          <table:table-cell table:style-name="Table4.A2" office:value-type="string">
            <text:p text:style-name="P24">1</text:p>
          </table:table-cell>
          <table:table-cell table:style-name="Table4.A2" office:value-type="string">
            <text:p text:style-name="P24">1</text:p>
          </table:table-cell>
          <table:table-cell table:style-name="Table4.A2" office:value-type="string">
            <text:p text:style-name="P24">1</text:p>
          </table:table-cell>
          <table:table-cell table:style-name="Table4.A2" office:value-type="string">
            <text:p text:style-name="P24">2016-03-11</text:p>
          </table:table-cell>
          <table:table-cell table:style-name="Table4.A2" office:value-type="string">
            <text:p text:style-name="P24">2016-03-11</text:p>
          </table:table-cell>
          <table:table-cell table:style-name="Table4.A2" office:value-type="string">
            <text:p text:style-name="P25">2016-03-11 11:49:17</text:p>
          </table:table-cell>
          <table:table-cell table:style-name="Table4.A2" office:value-type="string">
            <text:p text:style-name="P24">Pending</text:p>
          </table:table-cell>
          <table:table-cell table:style-name="Table4.H2" office:value-type="string">
            <text:p text:style-name="P24">100.00</text:p>
          </table:table-cell>
        </table:table-row>
      </table:table>
      <text:p text:style-name="P1"/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table:number-columns-spanned="6" office:value-type="string">
            <text:p text:style-name="P12">ORDER <text:span text:style-name="T62">ITEM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/>
          </table:table-cell>
        </table:table-row>
        <table:table-row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><text:s/></text:p>
          </table:table-cell>
        </table:table-row>
      </table:table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12">WISHLIST</text:p>
          </table:table-cell>
        </table:table-row>
        <table:table-row>
          <table:table-cell table:style-name="Table8.A2" office:value-type="string">
            <text:p text:style-name="P13">id</text:p>
          </table:table-cell>
        </table:table-row>
        <table:table-row>
          <table:table-cell table:style-name="Table8.A2" office:value-type="string">
            <text:p text:style-name="P13">1</text:p>
          </table:table-cell>
        </table:table-row>
      </table:table>
      <text:p text:style-name="P1"/>
      <table:table table:name="Table9" table:style-name="Table9">
        <table:table-column table:style-name="Table9.A" table:number-columns-repeated="5"/>
        <table:table-row>
          <table:table-cell table:style-name="Table9.A1" table:number-columns-spanned="5" office:value-type="string">
            <text:p text:style-name="P12">WISHLIST DETAI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3">id</text:p>
          </table:table-cell>
          <table:table-cell table:style-name="Table9.A2" office:value-type="string">
            <text:p text:style-name="P13">wishlist_id</text:p>
          </table:table-cell>
          <table:table-cell table:style-name="Table9.A2" office:value-type="string">
            <text:p text:style-name="P13">product_id</text:p>
          </table:table-cell>
          <table:table-cell table:style-name="Table9.A2" office:value-type="string">
            <text:p text:style-name="P13">time_stamp</text:p>
          </table:table-cell>
          <table:table-cell table:style-name="Table9.E2" office:value-type="string">
            <text:p text:style-name="P13">is_active</text:p>
          </table:table-cell>
        </table:table-row>
        <table:table-row>
          <table:table-cell table:style-name="Table9.A2" office:value-type="string">
            <text:p text:style-name="P13">1</text:p>
          </table:table-cell>
          <table:table-cell table:style-name="Table9.A2" office:value-type="string">
            <text:p text:style-name="P13">1</text:p>
          </table:table-cell>
          <table:table-cell table:style-name="Table9.A2" office:value-type="string">
            <text:p text:style-name="P13">1</text:p>
          </table:table-cell>
          <table:table-cell table:style-name="Table9.A2" office:value-type="string">
            <text:p text:style-name="P26">2016-03-11 11:49:17</text:p>
          </table:table-cell>
          <table:table-cell table:style-name="Table9.E2" office:value-type="string">
            <text:p text:style-name="P13">True</text:p>
          </table:table-cell>
        </table:table-row>
      </table:table>
      <text:p text:style-name="P1"/>
      <table:table table:name="Table10" table:style-name="Table10">
        <table:table-column table:style-name="Table10.A" table:number-columns-repeated="5"/>
        <table:table-column table:style-name="Table10.F"/>
        <table:table-row>
          <table:table-cell table:style-name="Table10.A1" table:number-columns-spanned="6" office:value-type="string">
            <text:p text:style-name="P14">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5">id</text:p>
          </table:table-cell>
          <table:table-cell table:style-name="Table10.A2" office:value-type="string">
            <text:p text:style-name="P15">name</text:p>
          </table:table-cell>
          <table:table-cell table:style-name="Table10.A2" office:value-type="string">
            <text:p text:style-name="P15">description</text:p>
          </table:table-cell>
          <table:table-cell table:style-name="Table10.A2" office:value-type="string">
            <text:p text:style-name="P15">main_image</text:p>
          </table:table-cell>
          <table:table-cell table:style-name="Table10.A2" office:value-type="string">
            <text:p text:style-name="P15">is_active</text:p>
          </table:table-cell>
          <table:table-cell table:style-name="Table10.F2" office:value-type="string">
            <text:p text:style-name="P15">main_category</text:p>
          </table:table-cell>
        </table:table-row>
        <table:table-row>
          <table:table-cell table:style-name="Table10.A2" office:value-type="string">
            <text:p text:style-name="P15">1</text:p>
          </table:table-cell>
          <table:table-cell table:style-name="Table10.A2" office:value-type="string">
            <text:p text:style-name="P15">category1</text:p>
          </table:table-cell>
          <table:table-cell table:style-name="Table10.A2" office:value-type="string">
            <text:p text:style-name="P15">description1</text:p>
          </table:table-cell>
          <table:table-cell table:style-name="Table10.A2" office:value-type="string">
            <text:p text:style-name="P15">“static/image1.jpeg”</text:p>
          </table:table-cell>
          <table:table-cell table:style-name="Table10.A2" office:value-type="string">
            <text:p text:style-name="P15">True</text:p>
          </table:table-cell>
          <table:table-cell table:style-name="Table10.F2" office:value-type="string">
            <text:p text:style-name="P15">main_category_1</text:p>
          </table:table-cell>
        </table:table-row>
      </table:table>
      <text:p text:style-name="P1"><text:soft-page-break/></text:p>
      <table:table table:name="Table11" table:style-name="Table11">
        <table:table-column table:style-name="Table11.A" table:number-columns-repeated="5"/>
        <table:table-row>
          <table:table-cell table:style-name="Table11.A1" table:number-columns-spanned="5" office:value-type="string">
            <text:p text:style-name="P16">C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7">id</text:p>
          </table:table-cell>
          <table:table-cell table:style-name="Table11.A2" office:value-type="string">
            <text:p text:style-name="P17">session_id</text:p>
          </table:table-cell>
          <table:table-cell table:style-name="Table11.A2" office:value-type="string">
            <text:p text:style-name="P17">date_created</text:p>
          </table:table-cell>
          <table:table-cell table:style-name="Table11.A2" office:value-type="string">
            <text:p text:style-name="P17">customer_id</text:p>
          </table:table-cell>
          <table:table-cell table:style-name="Table11.E2" office:value-type="string">
            <text:p text:style-name="P17">is_active</text:p>
          </table:table-cell>
        </table:table-row>
        <table:table-row>
          <table:table-cell table:style-name="Table11.A2" office:value-type="string">
            <text:p text:style-name="P17">1</text:p>
          </table:table-cell>
          <table:table-cell table:style-name="Table11.A2" office:value-type="string">
            <text:p text:style-name="P17">1</text:p>
          </table:table-cell>
          <table:table-cell table:style-name="Table11.A2" office:value-type="string">
            <text:p text:style-name="P17">2016-03-15</text:p>
          </table:table-cell>
          <table:table-cell table:style-name="Table11.A2" office:value-type="string">
            <text:p text:style-name="P17">1</text:p>
          </table:table-cell>
          <table:table-cell table:style-name="Table11.E2" office:value-type="string">
            <text:p text:style-name="P17">True</text:p>
          </table:table-cell>
        </table:table-row>
      </table:table>
      <text:p text:style-name="P1"/>
      <table:table table:name="Table12" table:style-name="Table12">
        <table:table-column table:style-name="Table12.A" table:number-columns-repeated="5"/>
        <table:table-row>
          <table:table-cell table:style-name="Table12.A1" table:number-columns-spanned="5" office:value-type="string">
            <text:p text:style-name="P16">CART <text:span text:style-name="T60">ITEM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7">id</text:p>
          </table:table-cell>
          <table:table-cell table:style-name="Table12.A2" office:value-type="string">
            <text:p text:style-name="P17">cart_id</text:p>
          </table:table-cell>
          <table:table-cell table:style-name="Table12.A2" office:value-type="string">
            <text:p text:style-name="P17">product_id</text:p>
          </table:table-cell>
          <table:table-cell table:style-name="Table12.A2" office:value-type="string">
            <text:p text:style-name="P17">quantity</text:p>
          </table:table-cell>
          <table:table-cell table:style-name="Table12.E2" office:value-type="string">
            <text:p text:style-name="P17">time_stamp</text:p>
          </table:table-cell>
        </table:table-row>
        <table:table-row>
          <table:table-cell table:style-name="Table12.A2" office:value-type="string">
            <text:p text:style-name="P17">1</text:p>
          </table:table-cell>
          <table:table-cell table:style-name="Table12.A2" office:value-type="string">
            <text:p text:style-name="P17">1</text:p>
          </table:table-cell>
          <table:table-cell table:style-name="Table12.A2" office:value-type="string">
            <text:p text:style-name="P17">1</text:p>
          </table:table-cell>
          <table:table-cell table:style-name="Table12.A2" office:value-type="string">
            <text:p text:style-name="P17">10</text:p>
          </table:table-cell>
          <table:table-cell table:style-name="Table12.E2" office:value-type="string">
            <text:p text:style-name="P26"><text:bookmark-start text:name="__DdeLink__1312_577132792"/><text:bookmark-start text:name="__DdeLink__1310_577132792"/>2016-03-11 11:49:17<text:bookmark-end text:name="__DdeLink__1312_577132792"/><text:bookmark-end text:name="__DdeLink__1310_577132792"/></text:p>
          </table:table-cell>
        </table:table-row>
      </table:table>
      <text:p text:style-name="P1"/>
      <text:p text:style-name="P1"/>
      <text:p text:style-name="P3">Test Case #1</text:p>
      <text:p text:style-name="P3">Scenario:<text:span text:style-name="T19"> Create User</text:span></text:p>
      <text:p text:style-name="P2"/>
      <text:p text:style-name="P1">Test Case <text:span text:style-name="T1">#2</text:span></text:p>
      <text:p text:style-name="P5">Scenario: <text:span text:style-name="T27">User</text:span> Login</text:p>
      <text:p text:style-name="P5"/>
      <text:p text:style-name="P4">Test Case #<text:span text:style-name="T27">2</text:span>.1</text:p>
      <text:p text:style-name="P6">Scenario: <text:span text:style-name="T27">User</text:span> Login – <text:span text:style-name="T2">Invalid Information</text:span></text:p>
      <text:p text:style-name="P5"/>
      <text:p text:style-name="P1">Test Case <text:span text:style-name="T1">#3</text:span></text:p>
      <text:p text:style-name="P5">Scenario: <text:span text:style-name="T27">User</text:span> Logout</text:p>
      <text:p text:style-name="P5"/>
      <text:p text:style-name="P9">Test Case #<text:span text:style-name="T27">4</text:span></text:p>
      <text:p text:style-name="P55"><text:span text:style-name="T42">Scenario</text:span><text:span text:style-name="T39">: </text:span><text:span text:style-name="T40">Create </text:span><text:span text:style-name="T41">new </text:span><text:span text:style-name="T40">product</text:span></text:p>
      <text:p text:style-name="Preformatted_20_Text"><text:span text:style-name="T56">Given</text:span><text:span text:style-name="T55"> I have the following product details:</text:span></text:p>
      <text:p text:style-name="P27">| category_id | date_added | description | is_active | on_hand | ordering | product_id | product_type_id | re_order_level | site_id | supplier_id | title |</text:p>
      <text:p text:style-name="P27">| 1 <text:s text:c="10"/>| Tue, 15 Mar 2016 18:40:08 GMT | NEW <text:s/>Product Description | true | 100 | 0 | 99 <text:s text:c="7"/>| 1 <text:s text:c="14"/>| 10 <text:s text:c="12"/>| 1 <text:s text:c="6"/>| 1 <text:s text:c="10"/>| NEWNEW Product Name |</text:p>
      <text:p text:style-name="P88"><text:s text:c="2"/><text:span text:style-name="T3">When</text:span> I POST to the product resource url '/api/v1/products/'</text:p>
      <text:p text:style-name="P88"><text:s text:c="2"/><text:span text:style-name="T3">Then</text:span> I should get a 201 response</text:p>
      <text:p text:style-name="P88"><text:s text:c="2"/><text:span text:style-name="T3">And</text:span> I should get a field "status" containing "ok"</text:p>
      <text:p text:style-name="P88"><text:s text:c="2"/><text:span text:style-name="T3">And</text:span> I should get a field "message" containing "ok"</text:p>
      <text:p text:style-name="P54"/>
      <text:p text:style-name="P80"><text:span text:style-name="T3">Scenario</text:span>: Create a duplicate product</text:p>
      <text:p text:style-name="P80"><text:s text:c="2"/><text:span text:style-name="T3">Given</text:span> I have already added the product details:</text:p>
      <text:p text:style-name="P79"><text:s text:c="4"/>| category_id | date_added | description | is_active | on_hand | ordering | product_id | product_type_id | re_order_level | site_id | supplier_id | title |</text:p>
      <text:p text:style-name="P79"><text:s text:c="4"/>| 1 <text:s text:c="10"/>| Tue, 15 Mar 2016 18:40:08 GMT | NEW <text:s/>Product Description | true | 100 | 0 | 99 <text:s text:c="7"/>| 1 <text:s text:c="14"/>| 10 <text:s text:c="12"/>| 1 <text:s text:c="6"/>| 1 <text:s text:c="10"/>| NEWNEW Product Name |</text:p>
      <text:p text:style-name="P79"><text:s text:c="2"/><text:span text:style-name="T16">When</text:span><text:span text:style-name="T9"> I POST to the product resource url '/api/v1/products/'</text:span></text:p>
      <text:p text:style-name="P80"><text:s text:c="2"/><text:span text:style-name="T3">Then</text:span> I should get a 201 response</text:p>
      <text:p text:style-name="P80"><text:s text:c="2"/><text:span text:style-name="T3">And</text:span> I should get a field "status" containing "ok"</text:p>
      <text:p text:style-name="P80"><text:soft-page-break/><text:s text:c="2"/><text:span text:style-name="T3">And</text:span> I should get a field "message" containing "id exists"</text:p>
      <text:p text:style-name="P54"/>
      <text:p text:style-name="P9">Test Case #<text:span text:style-name="T27">5</text:span></text:p>
      <text:p text:style-name="P79"><text:span text:style-name="T17">S</text:span><text:span text:style-name="T16">cenario</text:span><text:span text:style-name="T9">: Admin retrieves a product successfully</text:span></text:p>
      <text:p text:style-name="P80"><text:s text:c="2"/><text:span text:style-name="T3">Given</text:span> product id 1 is an existing product</text:p>
      <text:p text:style-name="P80"><text:s text:c="2"/><text:span text:style-name="T3">When</text:span> I try to get the details for product id 1</text:p>
      <text:p text:style-name="P80"><text:s text:c="2"/><text:span text:style-name="T3">Then</text:span> i get a 200 response</text:p>
      <text:p text:style-name="P80"><text:s text:c="2"/><text:span text:style-name="T3">And</text:span> the following product details are returned:</text:p>
      <text:p text:style-name="P89"><text:s text:c="4"/>| category_id | date_added | description | is_active | on_hand | ordering | product_id | product_type_id | re_order_level | site_id | supplier_id | title |</text:p>
      <text:p text:style-name="P79"><text:s text:c="4"/>| 1 <text:s text:c="10"/>| Tue, 15 Mar 2016 18:40:08 GMT | NEW <text:s/>Product Description | true | 100 | 0 | 1 <text:s text:c="8"/>| 1 <text:s text:c="14"/>| 10 <text:s text:c="12"/>| 1 <text:s text:c="6"/>| 1 <text:s text:c="10"/>| NEWNEW Product Name |</text:p>
      <text:p text:style-name="P79"/>
      <text:p text:style-name="P9">Test Case #<text:span text:style-name="T27">6</text:span></text:p>
      <text:p text:style-name="P11"><text:span text:style-name="T3">Scenario:</text:span> <text:span text:style-name="T27">Delete products</text:span></text:p>
      <text:p text:style-name="P11"/>
      <text:p text:style-name="P9">Test Case #<text:span text:style-name="T27">7</text:span></text:p>
      <text:p text:style-name="P80"><text:span text:style-name="T3">Scenario</text:span>: Update a product</text:p>
      <text:p text:style-name="P80"><text:s text:c="2"/><text:span text:style-name="T3">Given</text:span> the new product id 99 in database with the following details:</text:p>
      <text:p text:style-name="P79"><text:s text:c="4"/>| category_id | date_added | description | is_active | on_hand | ordering | product_id | product_type_id | re_order_level | site_id | supplier_id | title |</text:p>
      <text:p text:style-name="P79"><text:s text:c="4"/>| 1 <text:s text:c="10"/>| Tue, 15 Mar 2016 18:40:08 GMT | NEW <text:s/>Product Description | true | 100 | 0 | 99 <text:s text:c="7"/>| 1 <text:s text:c="14"/>| 10 <text:s text:c="12"/>| 1 <text:s text:c="6"/>| 1 <text:s text:c="10"/>| NEWNEW Product Name |</text:p>
      <text:p text:style-name="P79"><text:s text:c="2"/><text:span text:style-name="T16">And</text:span><text:span text:style-name="T9"> the new product details for product id 99:</text:span></text:p>
      <text:p text:style-name="P79"><text:s text:c="4"/>| category_id | date_added | description | is_active | on_hand | ordering | product_id | product_type_id | re_order_level | site_id | supplier_id | title |</text:p>
      <text:p text:style-name="P79"><text:s text:c="4"/>| 1 <text:s text:c="10"/>| Tue, 15 Mar 2016 18:40:08 GMT | New formal product description | true | 100 | 0 | 99 <text:s text:c="7"/>| 1 <text:s text:c="14"/>| 10 <text:s text:c="12"/>| 1 <text:s text:c="6"/>| 1 <text:s text:c="10"/>| Formal new product name |</text:p>
      <text:p text:style-name="P79"><text:s text:c="2"/><text:span text:style-name="T16">When</text:span><text:span text:style-name="T9"> I send a PUT request to the product resource url 'api/v1/products/99/'</text:span></text:p>
      <text:p text:style-name="P80"><text:s text:c="2"/><text:span text:style-name="T3">Then</text:span> I should get a 200 response in the update request</text:p>
      <text:p text:style-name="P80"><text:s text:c="2"/><text:span text:style-name="T3">And</text:span> I should get a field for "status" containing "ok" for update request</text:p>
      <text:p text:style-name="P53"><text:span text:style-name="T3"/></text:p>
      <text:p text:style-name="P10"/>
      <text:p text:style-name="P10">“”” <text:s/><text:span text:style-name="T64">CATHERINE</text:span>“””</text:p>
      <text:p text:style-name="P8">Test Case #<text:span text:style-name="T27">8</text:span></text:p>
      <text:p text:style-name="P109"><text:span text:style-name="T4">S</text:span><text:span text:style-name="T3">cenario</text:span>: Create Supplier</text:p>
      <text:p text:style-name="P80"><text:s text:c="3"/><text:span text:style-name="T3">Given</text:span> I have the following supplier details</text:p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row>
          <table:table-cell table:style-name="Table5.A1" office:value-type="string">
            <text:p text:style-name="P62">id</text:p>
          </table:table-cell>
          <table:table-cell table:style-name="Table5.A1" office:value-type="string">
            <text:p text:style-name="P62">name</text:p>
          </table:table-cell>
          <table:table-cell table:style-name="Table5.A1" office:value-type="string">
            <text:p text:style-name="P62">address</text:p>
          </table:table-cell>
          <table:table-cell table:style-name="Table5.A1" office:value-type="string">
            <text:p text:style-name="P62">phone</text:p>
          </table:table-cell>
          <table:table-cell table:style-name="Table5.A1" office:value-type="string">
            <text:p text:style-name="P62">fax</text:p>
          </table:table-cell>
          <table:table-cell table:style-name="Table5.A1" office:value-type="string">
            <text:p text:style-name="P62">email</text:p>
          </table:table-cell>
          <table:table-cell table:style-name="Table5.G1" office:value-type="string">
            <text:p text:style-name="P62">is_active</text:p>
          </table:table-cell>
        </table:table-row>
        <table:table-row table:style-name="Table5.2">
          <table:table-cell table:style-name="Table5.A2" office:value-type="string">
            <text:p text:style-name="P62">1</text:p>
          </table:table-cell>
          <table:table-cell table:style-name="Table5.A2" office:value-type="string">
            <text:p text:style-name="P62">supplier1</text:p>
          </table:table-cell>
          <table:table-cell table:style-name="Table5.A2" office:value-type="string">
            <text:p text:style-name="P62">address1</text:p>
          </table:table-cell>
          <table:table-cell table:style-name="Table5.A2" office:value-type="string">
            <text:p text:style-name="P62">221-2277</text:p>
          </table:table-cell>
          <table:table-cell table:style-name="Table5.A2" office:value-type="string">
            <text:p text:style-name="P64">063-221-2277</text:p>
          </table:table-cell>
          <table:table-cell table:style-name="Table5.A2" office:value-type="string">
            <text:p text:style-name="P68">supplier1@estore.com</text:p>
          </table:table-cell>
          <table:table-cell table:style-name="Table5.G2" office:value-type="string">
            <text:p text:style-name="P62">True</text:p>
          </table:table-cell>
        </table:table-row>
      </table:table>
      <text:p text:style-name="P81"><text:s text:c="4"/><text:span text:style-name="T3">When</text:span> I Post the supplier to resource_url <text:s/>'/api/v1/suppliers/'</text:p>
      <text:p text:style-name="P80"><text:s text:c="4"/><text:span text:style-name="T3">Then</text:span> I should get a response '201'</text:p>
      <text:p text:style-name="P80"><text:s text:c="4"/><text:span text:style-name="T3">And</text:span> I should get a "status" containing "ok"</text:p>
      <text:p text:style-name="P80"><text:s text:c="4"/><text:span text:style-name="T3">And</text:span> I should get a "message" containing "ok"</text:p>
      <text:p text:style-name="P81"/>
      <text:p text:style-name="P81"><text:soft-page-break/><text:span text:style-name="T3">Scenario</text:span>: Create a duplicate <text:span text:style-name="T58">supplier</text:span></text:p>
      <text:p text:style-name="P89"><text:span text:style-name="T9"><text:s text:c="2"/></text:span><text:span text:style-name="T16">Given</text:span><text:span text:style-name="T9"> I have already added the </text:span><text:span text:style-name="T10">supplier</text:span><text:span text:style-name="T9"> details:</text:span></text:p>
      <table:table table:name="Table6" table:style-name="Table6">
        <table:table-column table:style-name="Table6.A"/>
        <table:table-column table:style-name="Table6.B" table:number-columns-repeated="5"/>
        <table:table-column table:style-name="Table6.G"/>
        <table:table-row>
          <table:table-cell table:style-name="Table6.A1" office:value-type="string">
            <text:p text:style-name="P62">id</text:p>
          </table:table-cell>
          <table:table-cell table:style-name="Table6.A1" office:value-type="string">
            <text:p text:style-name="P62">name</text:p>
          </table:table-cell>
          <table:table-cell table:style-name="Table6.A1" office:value-type="string">
            <text:p text:style-name="P62">address</text:p>
          </table:table-cell>
          <table:table-cell table:style-name="Table6.A1" office:value-type="string">
            <text:p text:style-name="P62">phone</text:p>
          </table:table-cell>
          <table:table-cell table:style-name="Table6.A1" office:value-type="string">
            <text:p text:style-name="P62">fax</text:p>
          </table:table-cell>
          <table:table-cell table:style-name="Table6.A1" office:value-type="string">
            <text:p text:style-name="P62">email</text:p>
          </table:table-cell>
          <table:table-cell table:style-name="Table6.G1" office:value-type="string">
            <text:p text:style-name="P62">is_active</text:p>
          </table:table-cell>
        </table:table-row>
        <table:table-row table:style-name="Table6.2">
          <table:table-cell table:style-name="Table6.A2" office:value-type="string">
            <text:p text:style-name="P62">1</text:p>
          </table:table-cell>
          <table:table-cell table:style-name="Table6.A2" office:value-type="string">
            <text:p text:style-name="P62">supplier1</text:p>
          </table:table-cell>
          <table:table-cell table:style-name="Table6.A2" office:value-type="string">
            <text:p text:style-name="P62">address1</text:p>
          </table:table-cell>
          <table:table-cell table:style-name="Table6.A2" office:value-type="string">
            <text:p text:style-name="P62">221-2277</text:p>
          </table:table-cell>
          <table:table-cell table:style-name="Table6.A2" office:value-type="string">
            <text:p text:style-name="P64">063-221-2277</text:p>
          </table:table-cell>
          <table:table-cell table:style-name="Table6.A2" office:value-type="string">
            <text:p text:style-name="P68">supplier1@estore.com</text:p>
          </table:table-cell>
          <table:table-cell table:style-name="Table6.G2" office:value-type="string">
            <text:p text:style-name="P62">True</text:p>
          </table:table-cell>
        </table:table-row>
      </table:table>
      <text:p text:style-name="P89"><text:s text:c="3"/><text:span text:style-name="T16">When</text:span><text:span text:style-name="T9"> I Post the supplier to resource_url <text:s/>'/api/v1/suppliers/'</text:span></text:p>
      <text:p text:style-name="P81"><text:s text:c="3"/><text:span text:style-name="T3">Then</text:span> I should get a response '201'</text:p>
      <text:p text:style-name="P81"><text:span text:style-name="T9"><text:s text:c="3"/></text:span><text:span text:style-name="T3">And</text:span><text:span text:style-name="T9"> I should get a "status" containing "ok"</text:span></text:p>
      <text:p text:style-name="P96"><text:span text:style-name="T3"><text:s text:c="3"/>And</text:span> I should get a field "message" containing "id exists"</text:p>
      <text:p text:style-name="P8"/>
      <text:p text:style-name="P8">Test Case #<text:span text:style-name="T27">9</text:span></text:p>
      <text:p text:style-name="P109"><text:span text:style-name="T3">Scenario</text:span>: Get a supplier</text:p>
      <text:p text:style-name="P80"><text:s text:c="2"/><text:span text:style-name="T3">Given</text:span> supplier '1' is in the system</text:p>
      <text:p text:style-name="P80"><text:s text:c="2"/><text:span text:style-name="T3">When</text:span> I retrieve the supplier '1'</text:p>
      <text:p text:style-name="P80"><text:s text:c="2"/><text:span text:style-name="T3">Then</text:span> I should get a '200' response</text:p>
      <text:p text:style-name="P80"><text:s text:c="2"/><text:span text:style-name="T3">And</text:span> the following supplier details are returned:</text:p>
      <table:table table:name="Table13" table:style-name="Table13">
        <table:table-column table:style-name="Table13.A"/>
        <table:table-column table:style-name="Table13.B" table:number-columns-repeated="5"/>
        <table:table-column table:style-name="Table13.G"/>
        <table:table-row>
          <table:table-cell table:style-name="Table13.A1" office:value-type="string">
            <text:p text:style-name="P63">id</text:p>
          </table:table-cell>
          <table:table-cell table:style-name="Table13.A1" office:value-type="string">
            <text:p text:style-name="P63">name</text:p>
          </table:table-cell>
          <table:table-cell table:style-name="Table13.A1" office:value-type="string">
            <text:p text:style-name="P63">address</text:p>
          </table:table-cell>
          <table:table-cell table:style-name="Table13.A1" office:value-type="string">
            <text:p text:style-name="P63">phone</text:p>
          </table:table-cell>
          <table:table-cell table:style-name="Table13.A1" office:value-type="string">
            <text:p text:style-name="P63">fax</text:p>
          </table:table-cell>
          <table:table-cell table:style-name="Table13.A1" office:value-type="string">
            <text:p text:style-name="P63">email</text:p>
          </table:table-cell>
          <table:table-cell table:style-name="Table13.G1" office:value-type="string">
            <text:p text:style-name="P63">is_active</text:p>
          </table:table-cell>
        </table:table-row>
        <table:table-row table:style-name="Table13.2">
          <table:table-cell table:style-name="Table13.A2" office:value-type="string">
            <text:p text:style-name="P63">1</text:p>
          </table:table-cell>
          <table:table-cell table:style-name="Table13.A2" office:value-type="string">
            <text:p text:style-name="P63">supplier1</text:p>
          </table:table-cell>
          <table:table-cell table:style-name="Table13.A2" office:value-type="string">
            <text:p text:style-name="P63">address1</text:p>
          </table:table-cell>
          <table:table-cell table:style-name="Table13.A2" office:value-type="string">
            <text:p text:style-name="P63">221-2277</text:p>
          </table:table-cell>
          <table:table-cell table:style-name="Table13.A2" office:value-type="string">
            <text:p text:style-name="P65">063-221-2277</text:p>
          </table:table-cell>
          <table:table-cell table:style-name="Table13.A2" office:value-type="string">
            <text:p text:style-name="P69">supplier1@estore.com</text:p>
          </table:table-cell>
          <table:table-cell table:style-name="Table13.G2" office:value-type="string">
            <text:p text:style-name="P63">True</text:p>
          </table:table-cell>
        </table:table-row>
      </table:table>
      <text:p text:style-name="P110"/>
      <text:p text:style-name="P110"><text:span text:style-name="T3">Scenario</text:span>: Get a supplier that doesn't exist</text:p>
      <text:p text:style-name="P80"><text:s text:c="3"/><text:span text:style-name="T3">Given</text:span> I retrieve a supplier with resource url '/api/v1/suppliers/2/'</text:p>
      <text:p text:style-name="P80"><text:s text:c="3"/><text:span text:style-name="T3">When</text:span> I retrieve the JSON result</text:p>
      <text:p text:style-name="P80"><text:s text:c="3"/><text:span text:style-name="T3">Then</text:span> I should get a status code '200'</text:p>
      <text:p text:style-name="P80"><text:s text:c="3"/><text:span text:style-name="T3">And</text:span> It should have a field "status" "ok"</text:p>
      <text:p text:style-name="P80"><text:s text:c="3"/><text:span text:style-name="T3">And</text:span> It should have a field "message" "No entries found"</text:p>
      <text:p text:style-name="P80"><text:s text:c="3"/><text:span text:style-name="T3">And</text:span> It should have a field "count" 0</text:p>
      <text:p text:style-name="P80"><text:s text:c="3"/><text:span text:style-name="T3">And</text:span> It should have an empty field "entries"</text:p>
      <text:p/>
      <text:p text:style-name="P8">Test Case #<text:span text:style-name="T27">10</text:span></text:p>
      <text:p text:style-name="P59"><text:span text:style-name="T43">Scenario:</text:span><text:span text:style-name="T44"> </text:span><text:span text:style-name="T45">Update</text:span><text:span text:style-name="T44"> Supplier</text:span></text:p>
      <text:p text:style-name="P59"><text:span text:style-name="T51">Given</text:span><text:span text:style-name="T46"> the </text:span><text:span text:style-name="T47">supplier </text:span><text:span text:style-name="T48">id 1</text:span><text:span text:style-name="T46"> </text:span><text:span text:style-name="T48">is in the database with the following details</text:span><text:span text:style-name="T46">:</text:span></text:p>
      <table:table table:name="Table14" table:style-name="Table14">
        <table:table-column table:style-name="Table14.A"/>
        <table:table-column table:style-name="Table14.B" table:number-columns-repeated="5"/>
        <table:table-column table:style-name="Table14.G"/>
        <table:table-row>
          <table:table-cell table:style-name="Table14.A1" office:value-type="string">
            <text:p text:style-name="P63">id</text:p>
          </table:table-cell>
          <table:table-cell table:style-name="Table14.A1" office:value-type="string">
            <text:p text:style-name="P63">name</text:p>
          </table:table-cell>
          <table:table-cell table:style-name="Table14.A1" office:value-type="string">
            <text:p text:style-name="P63">address</text:p>
          </table:table-cell>
          <table:table-cell table:style-name="Table14.A1" office:value-type="string">
            <text:p text:style-name="P63">phone</text:p>
          </table:table-cell>
          <table:table-cell table:style-name="Table14.A1" office:value-type="string">
            <text:p text:style-name="P63">fax</text:p>
          </table:table-cell>
          <table:table-cell table:style-name="Table14.A1" office:value-type="string">
            <text:p text:style-name="P63">email</text:p>
          </table:table-cell>
          <table:table-cell table:style-name="Table14.G1" office:value-type="string">
            <text:p text:style-name="P63">is_active</text:p>
          </table:table-cell>
        </table:table-row>
        <table:table-row table:style-name="Table14.2">
          <table:table-cell table:style-name="Table14.A2" office:value-type="string">
            <text:p text:style-name="P63">1</text:p>
          </table:table-cell>
          <table:table-cell table:style-name="Table14.A2" office:value-type="string">
            <text:p text:style-name="P63">supplier1</text:p>
          </table:table-cell>
          <table:table-cell table:style-name="Table14.A2" office:value-type="string">
            <text:p text:style-name="P63">address1</text:p>
          </table:table-cell>
          <table:table-cell table:style-name="Table14.A2" office:value-type="string">
            <text:p text:style-name="P63">221-2277</text:p>
          </table:table-cell>
          <table:table-cell table:style-name="Table14.A2" office:value-type="string">
            <text:p text:style-name="P65">063-221-2277</text:p>
          </table:table-cell>
          <table:table-cell table:style-name="Table14.A2" office:value-type="string">
            <text:p text:style-name="P69">supplier1@estore.com</text:p>
          </table:table-cell>
          <table:table-cell table:style-name="Table14.G2" office:value-type="string">
            <text:p text:style-name="P63">True</text:p>
          </table:table-cell>
        </table:table-row>
      </table:table>
      <text:p text:style-name="P90"/>
      <text:p text:style-name="P90"><text:s text:c="2"/><text:span text:style-name="T16">And</text:span><text:span text:style-name="T9"> the new </text:span><text:span text:style-name="T11">supplier</text:span><text:span text:style-name="T9"> details for </text:span><text:span text:style-name="T11">supplier</text:span><text:span text:style-name="T9"> id </text:span><text:span text:style-name="T11">1</text:span><text:span text:style-name="T9">:</text:span></text:p>
      <table:table table:name="Table15" table:style-name="Table15">
        <table:table-column table:style-name="Table15.A"/>
        <table:table-column table:style-name="Table15.B" table:number-columns-repeated="5"/>
        <table:table-column table:style-name="Table15.G"/>
        <table:table-row>
          <table:table-cell table:style-name="Table15.A1" office:value-type="string">
            <text:p text:style-name="P63">id</text:p>
          </table:table-cell>
          <table:table-cell table:style-name="Table15.A1" office:value-type="string">
            <text:p text:style-name="P63">name</text:p>
          </table:table-cell>
          <table:table-cell table:style-name="Table15.A1" office:value-type="string">
            <text:p text:style-name="P63">address</text:p>
          </table:table-cell>
          <table:table-cell table:style-name="Table15.A1" office:value-type="string">
            <text:p text:style-name="P63">phone</text:p>
          </table:table-cell>
          <table:table-cell table:style-name="Table15.A1" office:value-type="string">
            <text:p text:style-name="P63">fax</text:p>
          </table:table-cell>
          <table:table-cell table:style-name="Table15.A1" office:value-type="string">
            <text:p text:style-name="P63">email</text:p>
          </table:table-cell>
          <table:table-cell table:style-name="Table15.G1" office:value-type="string">
            <text:p text:style-name="P63">is_active</text:p>
          </table:table-cell>
        </table:table-row>
        <table:table-row table:style-name="Table15.2">
          <table:table-cell table:style-name="Table15.A2" office:value-type="string">
            <text:p text:style-name="P63">1</text:p>
          </table:table-cell>
          <table:table-cell table:style-name="Table15.A2" office:value-type="string">
            <text:p text:style-name="P63">supplier1</text:p>
          </table:table-cell>
          <table:table-cell table:style-name="Table15.A2" office:value-type="string">
            <text:p text:style-name="P63">address1</text:p>
          </table:table-cell>
          <table:table-cell table:style-name="Table15.A2" office:value-type="string">
            <text:p text:style-name="P63">221-22<text:span text:style-name="T59">22</text:span></text:p>
          </table:table-cell>
          <table:table-cell table:style-name="Table15.A2" office:value-type="string">
            <text:p text:style-name="P65">063-221-22<text:span text:style-name="T59">22</text:span></text:p>
          </table:table-cell>
          <table:table-cell table:style-name="Table15.A2" office:value-type="string">
            <text:p text:style-name="P69">supplier1@estore.com</text:p>
          </table:table-cell>
          <table:table-cell table:style-name="Table15.G2" office:value-type="string">
            <text:p text:style-name="P63">True</text:p>
          </table:table-cell>
        </table:table-row>
      </table:table>
      <text:p text:style-name="P90"/>
      <text:p text:style-name="P90"><text:s text:c="2"/><text:span text:style-name="T16">When</text:span><text:span text:style-name="T9"> I send a PUT request to the </text:span><text:span text:style-name="T11">supplier</text:span><text:span text:style-name="T9"> resource url 'api/v1/</text:span><text:span text:style-name="T11">suppliers</text:span><text:span text:style-name="T9">/</text:span><text:span text:style-name="T11">1</text:span><text:span text:style-name="T9">/'</text:span></text:p>
      <text:p text:style-name="P82"><text:soft-page-break/><text:s text:c="2"/><text:span text:style-name="T3">Then</text:span> I should get a 200 response in the update request</text:p>
      <text:p text:style-name="P90"><text:span text:style-name="T9"><text:s text:c="2"/></text:span><text:span text:style-name="T16">And</text:span><text:span text:style-name="T9"> I should get a field for "status" containing "ok" for update request</text:span></text:p>
      <text:p text:style-name="P90"><text:span text:style-name="T9"/></text:p>
      <text:p text:style-name="P7">Test Case #<text:span text:style-name="T60">11</text:span></text:p>
      <text:p text:style-name="P7">Scenario: <text:span text:style-name="T19">Create cart</text:span></text:p>
      <text:p text:style-name="P28"><text:s text:c="2"/><text:span text:style-name="T3">Given</text:span> I have the following <text:span text:style-name="T60">cart</text:span> details</text:p>
      <table:table table:name="Table16" table:style-name="Table16">
        <table:table-column table:style-name="Table16.A"/>
        <table:table-column table:style-name="Table16.B" table:number-columns-repeated="3"/>
        <table:table-column table:style-name="Table16.E"/>
        <table:table-row>
          <table:table-cell table:style-name="Table16.A1" office:value-type="string">
            <text:p text:style-name="P71">id</text:p>
          </table:table-cell>
          <table:table-cell table:style-name="Table16.A1" office:value-type="string">
            <text:p text:style-name="P71">session_id</text:p>
          </table:table-cell>
          <table:table-cell table:style-name="Table16.A1" office:value-type="string">
            <text:p text:style-name="P71">date_created</text:p>
          </table:table-cell>
          <table:table-cell table:style-name="Table16.A1" office:value-type="string">
            <text:p text:style-name="P71">customer_id</text:p>
          </table:table-cell>
          <table:table-cell table:style-name="Table16.E1" office:value-type="string">
            <text:p text:style-name="P71">is_active</text:p>
          </table:table-cell>
        </table:table-row>
        <table:table-row table:style-name="Table16.2">
          <table:table-cell table:style-name="Table16.A2" office:value-type="string">
            <text:p text:style-name="P71">1</text:p>
          </table:table-cell>
          <table:table-cell table:style-name="Table16.A2" office:value-type="string">
            <text:p text:style-name="P71">1</text:p>
          </table:table-cell>
          <table:table-cell table:style-name="Table16.A2" office:value-type="string">
            <text:p text:style-name="P71">2016-03-15</text:p>
          </table:table-cell>
          <table:table-cell table:style-name="Table16.A2" office:value-type="string">
            <text:p text:style-name="P71">1</text:p>
          </table:table-cell>
          <table:table-cell table:style-name="Table16.E2" office:value-type="string">
            <text:p text:style-name="P71">True</text:p>
          </table:table-cell>
        </table:table-row>
      </table:table>
      <text:p text:style-name="P83"><text:s text:c="4"/><text:span text:style-name="T3">When</text:span> I Post the <text:span text:style-name="T60">cart</text:span> to resource_url <text:s/>'/api/v1/<text:span text:style-name="T60">carts</text:span>/'</text:p>
      <text:p text:style-name="P83"><text:s text:c="4"/><text:span text:style-name="T3">Then</text:span> I should get a response '201'</text:p>
      <text:p text:style-name="P83"><text:s text:c="4"/><text:span text:style-name="T3">And</text:span> I should get a "status" containing "ok"</text:p>
      <text:p text:style-name="P83"><text:s text:c="4"/><text:span text:style-name="T3">And</text:span> I should get a "message" containing "ok"</text:p>
      <text:p text:style-name="P101"/>
      <text:p text:style-name="P83"><text:span text:style-name="T3">Scenario</text:span>: Create a duplicate <text:span text:style-name="T60">cart</text:span></text:p>
      <text:p text:style-name="P91"><text:span text:style-name="T9"><text:s text:c="2"/></text:span><text:span text:style-name="T16">Given</text:span><text:span text:style-name="T9"> I have already added the </text:span><text:span text:style-name="T12">cart</text:span><text:span text:style-name="T9"> details:</text:span></text:p>
      <table:table table:name="Table17" table:style-name="Table17">
        <table:table-column table:style-name="Table17.A"/>
        <table:table-column table:style-name="Table17.B" table:number-columns-repeated="3"/>
        <table:table-column table:style-name="Table17.E"/>
        <table:table-row>
          <table:table-cell table:style-name="Table17.A1" office:value-type="string">
            <text:p text:style-name="P71">id</text:p>
          </table:table-cell>
          <table:table-cell table:style-name="Table17.A1" office:value-type="string">
            <text:p text:style-name="P71">session_id</text:p>
          </table:table-cell>
          <table:table-cell table:style-name="Table17.A1" office:value-type="string">
            <text:p text:style-name="P71">date_created</text:p>
          </table:table-cell>
          <table:table-cell table:style-name="Table17.A1" office:value-type="string">
            <text:p text:style-name="P71">customer_id</text:p>
          </table:table-cell>
          <table:table-cell table:style-name="Table17.E1" office:value-type="string">
            <text:p text:style-name="P71">is_active</text:p>
          </table:table-cell>
        </table:table-row>
        <table:table-row table:style-name="Table17.2">
          <table:table-cell table:style-name="Table17.A2" office:value-type="string">
            <text:p text:style-name="P71">1</text:p>
          </table:table-cell>
          <table:table-cell table:style-name="Table17.A2" office:value-type="string">
            <text:p text:style-name="P71">1</text:p>
          </table:table-cell>
          <table:table-cell table:style-name="Table17.A2" office:value-type="string">
            <text:p text:style-name="P71">2016-03-15</text:p>
          </table:table-cell>
          <table:table-cell table:style-name="Table17.A2" office:value-type="string">
            <text:p text:style-name="P71">1</text:p>
          </table:table-cell>
          <table:table-cell table:style-name="Table17.E2" office:value-type="string">
            <text:p text:style-name="P71">True</text:p>
          </table:table-cell>
        </table:table-row>
      </table:table>
      <text:p text:style-name="P91"><text:s text:c="3"/><text:span text:style-name="T16">When</text:span><text:span text:style-name="T9"> I Post the supplier to resource_url <text:s/>'/api/v1/</text:span><text:span text:style-name="T12">carts</text:span><text:span text:style-name="T9">/'</text:span></text:p>
      <text:p text:style-name="P83"><text:s text:c="3"/><text:span text:style-name="T3">Then</text:span> I should get a response '201'</text:p>
      <text:p text:style-name="P83"><text:s text:c="3"/><text:span text:style-name="T3">And</text:span> I should get a "status" containing "ok"</text:p>
      <text:p text:style-name="P97"><text:span text:style-name="T3"><text:s text:c="3"/>And</text:span> I should get a field "message" containing "id exists"</text:p>
      <text:p text:style-name="P57"/>
      <text:p text:style-name="P7">Test Case #<text:span text:style-name="T63">12</text:span></text:p>
      <text:p text:style-name="P109"><text:span text:style-name="T3">Scenario</text:span>: Get cart</text:p>
      <text:p text:style-name="P80"><text:s text:c="2"/><text:span text:style-name="T3">Given</text:span> cart '1' is in the system</text:p>
      <text:p text:style-name="P80"><text:s text:c="2"/><text:span text:style-name="T3">When</text:span> I retrieve the cart '1'</text:p>
      <text:p text:style-name="P80"><text:s text:c="2"/><text:span text:style-name="T3">Then</text:span> I should get a '200' response</text:p>
      <text:p text:style-name="P80"><text:s text:c="2"/><text:span text:style-name="T3">And</text:span> the following details are returned :</text:p>
      <table:table table:name="Table18" table:style-name="Table18">
        <table:table-column table:style-name="Table18.A"/>
        <table:table-column table:style-name="Table18.B" table:number-columns-repeated="2"/>
        <table:table-column table:style-name="Table18.D"/>
        <table:table-row>
          <table:table-cell table:style-name="Table18.A1" office:value-type="string">
            <text:p text:style-name="P72">session_id</text:p>
          </table:table-cell>
          <table:table-cell table:style-name="Table18.A1" office:value-type="string">
            <text:p text:style-name="P72">date_created</text:p>
          </table:table-cell>
          <table:table-cell table:style-name="Table18.A1" office:value-type="string">
            <text:p text:style-name="P72">customer_id</text:p>
          </table:table-cell>
          <table:table-cell table:style-name="Table18.D1" office:value-type="string">
            <text:p text:style-name="P72">is_active</text:p>
          </table:table-cell>
        </table:table-row>
        <table:table-row table:style-name="Table18.2">
          <table:table-cell table:style-name="Table18.A2" office:value-type="string">
            <text:p text:style-name="P72">1</text:p>
          </table:table-cell>
          <table:table-cell table:style-name="Table18.A2" office:value-type="string">
            <text:p text:style-name="P72">2016-03-15</text:p>
          </table:table-cell>
          <table:table-cell table:style-name="Table18.A2" office:value-type="string">
            <text:p text:style-name="P72">1</text:p>
          </table:table-cell>
          <table:table-cell table:style-name="Table18.D2" office:value-type="string">
            <text:p text:style-name="P72">True</text:p>
          </table:table-cell>
        </table:table-row>
      </table:table>
      <text:p text:style-name="P109"/>
      <text:p text:style-name="P109"><text:span text:style-name="T3">Scenario</text:span>: Get a cart that doesn't exist</text:p>
      <text:p text:style-name="P80"><text:s text:c="2"/><text:span text:style-name="T3">Given</text:span> I retrieve a cart with resource url '/api/v1/carts/2/'</text:p>
      <text:p text:style-name="P80"><text:s text:c="2"/><text:span text:style-name="T3">When</text:span> i retrieve a JSON result</text:p>
      <text:p text:style-name="P80"><text:s text:c="2"/><text:span text:style-name="T3">Then</text:span> i should get a '200' status code</text:p>
      <text:p text:style-name="P80"><text:s text:c="2"/><text:span text:style-name="T3">And</text:span> it should <text:s/>have a field "status" "ok"</text:p>
      <text:p text:style-name="P80"><text:s text:c="2"/><text:span text:style-name="T3">And</text:span> it should <text:s/>have a field "message" "No entries found"</text:p>
      <text:p text:style-name="P80"><text:s text:c="2"/><text:span text:style-name="T3">And</text:span> it should <text:s/>have a field "count" 0</text:p>
      <text:p text:style-name="P80"><text:s text:c="2"/><text:span text:style-name="T3">And</text:span> it should <text:s/>have an empty field " entries "</text:p>
      <text:p/>
      <text:p text:style-name="P7">Test Case #<text:span text:style-name="T63">13</text:span></text:p>
      <text:p text:style-name="P7">Scenario: <text:span text:style-name="T19">Delete cart</text:span></text:p>
      <text:p text:style-name="P7"><text:soft-page-break/></text:p>
      <text:p text:style-name="P7">Test Case #<text:span text:style-name="T63">14</text:span></text:p>
      <text:p text:style-name="P7">Scenario: <text:span text:style-name="T19">Create cart </text:span><text:span text:style-name="T25">item</text:span></text:p>
      <text:p text:style-name="P29"><text:span text:style-name="T3"><text:s text:c="3"/>Given</text:span> I have the following <text:span text:style-name="T60">cart</text:span> details</text:p>
      <table:table table:name="Table19" table:style-name="Table19">
        <table:table-column table:style-name="Table19.A"/>
        <table:table-column table:style-name="Table19.B" table:number-columns-repeated="3"/>
        <table:table-column table:style-name="Table19.E"/>
        <table:table-row>
          <table:table-cell table:style-name="Table19.A1" office:value-type="string">
            <text:p text:style-name="P17">id</text:p>
          </table:table-cell>
          <table:table-cell table:style-name="Table19.A1" office:value-type="string">
            <text:p text:style-name="P17">cart_id</text:p>
          </table:table-cell>
          <table:table-cell table:style-name="Table19.A1" office:value-type="string">
            <text:p text:style-name="P17">product_id</text:p>
          </table:table-cell>
          <table:table-cell table:style-name="Table19.A1" office:value-type="string">
            <text:p text:style-name="P17">quantity</text:p>
          </table:table-cell>
          <table:table-cell table:style-name="Table19.E1" office:value-type="string">
            <text:p text:style-name="P17">time_stamp</text:p>
          </table:table-cell>
        </table:table-row>
        <table:table-row table:style-name="Table19.2">
          <table:table-cell table:style-name="Table19.A2" office:value-type="string">
            <text:p text:style-name="P17">1</text:p>
          </table:table-cell>
          <table:table-cell table:style-name="Table19.A2" office:value-type="string">
            <text:p text:style-name="P17">1</text:p>
          </table:table-cell>
          <table:table-cell table:style-name="Table19.A2" office:value-type="string">
            <text:p text:style-name="P17">1</text:p>
          </table:table-cell>
          <table:table-cell table:style-name="Table19.A2" office:value-type="string">
            <text:p text:style-name="P17">10</text:p>
          </table:table-cell>
          <table:table-cell table:style-name="Table19.E2" office:value-type="string">
            <text:p text:style-name="P26"><text:bookmark-start text:name="__DdeLink__1312_5771327921"/><text:bookmark-start text:name="__DdeLink__1310_5771327921"/>2016-03-11 11:49:17<text:bookmark-end text:name="__DdeLink__1312_5771327921"/><text:bookmark-end text:name="__DdeLink__1310_5771327921"/></text:p>
          </table:table-cell>
        </table:table-row>
      </table:table>
      <text:p text:style-name="P84"><text:s text:c="4"/><text:span text:style-name="T3">When</text:span> I Post the <text:span text:style-name="T60">cart</text:span> to resource_url <text:s/>'/api/v1/<text:span text:style-name="T60">cart_items</text:span>/'</text:p>
      <text:p text:style-name="P84"><text:s text:c="4"/><text:span text:style-name="T3">Then</text:span> I should get a response '201'</text:p>
      <text:p text:style-name="P84"><text:s text:c="4"/><text:span text:style-name="T3">And</text:span> I should get a "status" containing "ok"</text:p>
      <text:p text:style-name="P102"><text:s text:c="4"/><text:span text:style-name="T19">And I should get a "message" containing "ok"</text:span></text:p>
      <text:p text:style-name="P84"/>
      <text:p text:style-name="P84"><text:span text:style-name="T3">Scenario</text:span>: Create a duplicate <text:span text:style-name="T60">cart item</text:span></text:p>
      <text:p text:style-name="P92"><text:span text:style-name="T9"><text:s text:c="2"/></text:span><text:span text:style-name="T16">Given</text:span><text:span text:style-name="T9"> I have already added the </text:span><text:span text:style-name="T13">following </text:span><text:span text:style-name="T12">cart</text:span><text:span text:style-name="T9"> </text:span><text:span text:style-name="T13">item details</text:span><text:span text:style-name="T9">:</text:span></text:p>
      <table:table table:name="Table20" table:style-name="Table20">
        <table:table-column table:style-name="Table20.A"/>
        <table:table-column table:style-name="Table20.B" table:number-columns-repeated="3"/>
        <table:table-column table:style-name="Table20.E"/>
        <table:table-row>
          <table:table-cell table:style-name="Table20.A1" office:value-type="string">
            <text:p text:style-name="P17">id</text:p>
          </table:table-cell>
          <table:table-cell table:style-name="Table20.A1" office:value-type="string">
            <text:p text:style-name="P17">cart_id</text:p>
          </table:table-cell>
          <table:table-cell table:style-name="Table20.A1" office:value-type="string">
            <text:p text:style-name="P17">product_id</text:p>
          </table:table-cell>
          <table:table-cell table:style-name="Table20.A1" office:value-type="string">
            <text:p text:style-name="P17">quantity</text:p>
          </table:table-cell>
          <table:table-cell table:style-name="Table20.E1" office:value-type="string">
            <text:p text:style-name="P17">time_stamp</text:p>
          </table:table-cell>
        </table:table-row>
        <table:table-row table:style-name="Table20.2">
          <table:table-cell table:style-name="Table20.A2" office:value-type="string">
            <text:p text:style-name="P17">1</text:p>
          </table:table-cell>
          <table:table-cell table:style-name="Table20.A2" office:value-type="string">
            <text:p text:style-name="P17">1</text:p>
          </table:table-cell>
          <table:table-cell table:style-name="Table20.A2" office:value-type="string">
            <text:p text:style-name="P17">1</text:p>
          </table:table-cell>
          <table:table-cell table:style-name="Table20.A2" office:value-type="string">
            <text:p text:style-name="P17">10</text:p>
          </table:table-cell>
          <table:table-cell table:style-name="Table20.E2" office:value-type="string">
            <text:p text:style-name="P26"><text:bookmark-start text:name="__DdeLink__1312_57713279211"/><text:bookmark-start text:name="__DdeLink__1310_57713279211"/>2016-03-11 11:49:17<text:bookmark-end text:name="__DdeLink__1312_57713279211"/><text:bookmark-end text:name="__DdeLink__1310_57713279211"/></text:p>
          </table:table-cell>
        </table:table-row>
      </table:table>
      <text:p text:style-name="P92"><text:s text:c="3"/><text:span text:style-name="T16">When</text:span><text:span text:style-name="T9"> I Post the supplier to resource_url <text:s/>'/api/v1/</text:span><text:span text:style-name="T13">cart_items</text:span><text:span text:style-name="T9">/'</text:span></text:p>
      <text:p text:style-name="P84"><text:s text:c="3"/><text:span text:style-name="T3">Then</text:span> I should get a response '201'</text:p>
      <text:p text:style-name="P84"><text:s text:c="3"/><text:span text:style-name="T3">And</text:span> I should get a "status" containing "ok"</text:p>
      <text:p text:style-name="P98"><text:span text:style-name="T3"><text:s text:c="3"/>And</text:span> I should get a field "message" containing "id exists"</text:p>
      <text:p text:style-name="P48"/>
      <text:p text:style-name="P87">Test Case #<text:span text:style-name="T63">15</text:span></text:p>
      <text:p><text:span text:style-name="T3">Scenario</text:span>: Get <text:span text:style-name="T61">a </text:span>cart item</text:p>
      <text:p text:style-name="P80"><text:s text:c="2"/><text:span text:style-name="T3">Given</text:span> cart item '1' is in the system</text:p>
      <text:p text:style-name="P80"><text:s text:c="2"/><text:span text:style-name="T3">When</text:span> I retrieve the cart item '1'</text:p>
      <text:p text:style-name="P80"><text:s text:c="2"/><text:span text:style-name="T3">Then</text:span> I should get a '200' response</text:p>
      <text:p text:style-name="P80"><text:s text:c="2"/><text:span text:style-name="T3">And</text:span> the following cart item details are returned:</text:p>
      <table:table table:name="Table21" table:style-name="Table21">
        <table:table-column table:style-name="Table21.A"/>
        <table:table-column table:style-name="Table21.B" table:number-columns-repeated="2"/>
        <table:table-column table:style-name="Table21.D"/>
        <table:table-row>
          <table:table-cell table:style-name="Table21.A1" office:value-type="string">
            <text:p text:style-name="P72">cart_id</text:p>
          </table:table-cell>
          <table:table-cell table:style-name="Table21.A1" office:value-type="string">
            <text:p text:style-name="P72">product_id</text:p>
          </table:table-cell>
          <table:table-cell table:style-name="Table21.A1" office:value-type="string">
            <text:p text:style-name="P72">quantity</text:p>
          </table:table-cell>
          <table:table-cell table:style-name="Table21.D1" office:value-type="string">
            <text:p text:style-name="P72">time_stamp</text:p>
          </table:table-cell>
        </table:table-row>
        <table:table-row table:style-name="Table21.2">
          <table:table-cell table:style-name="Table21.A2" office:value-type="string">
            <text:p text:style-name="P72">1</text:p>
          </table:table-cell>
          <table:table-cell table:style-name="Table21.A2" office:value-type="string">
            <text:p text:style-name="P72">1</text:p>
          </table:table-cell>
          <table:table-cell table:style-name="Table21.A2" office:value-type="string">
            <text:p text:style-name="P72">10</text:p>
          </table:table-cell>
          <table:table-cell table:style-name="Table21.D2" office:value-type="string">
            <text:p text:style-name="P67"><text:bookmark-start text:name="__DdeLink__1312_577132792111"/><text:bookmark-start text:name="__DdeLink__1310_577132792111"/>2016-03-11 11:49:17<text:bookmark-end text:name="__DdeLink__1312_577132792111"/><text:bookmark-end text:name="__DdeLink__1310_577132792111"/></text:p>
          </table:table-cell>
        </table:table-row>
      </table:table>
      <text:p/>
      <text:p><text:span text:style-name="T3">Scenario</text:span>: Get a cart item that doesn't exist</text:p>
      <text:p text:style-name="P76"><text:s text:c="2"/><text:span text:style-name="T3"><text:s/>Given </text:span>I retrieve a cart item with resource url '/api/v1/cart_<text:span text:style-name="T61">items</text:span>/2/'</text:p>
      <text:p text:style-name="P76"><text:s text:c="3"/><text:span text:style-name="T3">When</text:span> i retrieve JSON result</text:p>
      <text:p text:style-name="P76"><text:s text:c="3"/><text:span text:style-name="T3">Then</text:span> i should get a status code '200'</text:p>
      <text:p text:style-name="P76"><text:s text:c="3"/><text:span text:style-name="T3">And</text:span> it should have a field "status" "ok"</text:p>
      <text:p text:style-name="P76"><text:s text:c="3"/><text:span text:style-name="T3">And</text:span> it should have a field "message" "No entries found"</text:p>
      <text:p text:style-name="P76"><text:s text:c="3"/><text:span text:style-name="T3">And</text:span> it should have a field "count" 0</text:p>
      <text:p text:style-name="P76"><text:s text:c="3"/><text:span text:style-name="T3">And</text:span> it should have an empty field " entries "</text:p>
      <text:p text:style-name="P7"/>
      <text:p text:style-name="P7">Test Case #<text:span text:style-name="T63">16</text:span></text:p>
      <text:p text:style-name="P7">Scenario:<text:span text:style-name="T19"> Delete cart </text:span><text:span text:style-name="T25">item</text:span></text:p>
      <text:p text:style-name="P7"/>
      <text:p text:style-name="P58"/>
      <text:p text:style-name="P42"><text:soft-page-break/>Test Case #1<text:span text:style-name="T63">7</text:span> </text:p>
      <text:p text:style-name="P43">Scenario: <text:span text:style-name="T19">Create order</text:span></text:p>
      <text:p text:style-name="P30"><text:span text:style-name="T3"><text:s text:c="3"/>Given</text:span> I have the following <text:span text:style-name="T62">order</text:span> details</text:p>
      <table:table table:name="Table23" table:style-name="Table23">
        <table:table-column table:style-name="Table23.A"/>
        <table:table-column table:style-name="Table23.B" table:number-columns-repeated="3"/>
        <table:table-column table:style-name="Table23.E"/>
        <table:table-row>
          <table:table-cell table:style-name="Table23.A1" office:value-type="string">
            <text:p text:style-name="P13">id</text:p>
          </table:table-cell>
          <table:table-cell table:style-name="Table23.A1" office:value-type="string">
            <text:p text:style-name="P13">order_id</text:p>
          </table:table-cell>
          <table:table-cell table:style-name="Table23.A1" office:value-type="string">
            <text:p text:style-name="P13">product_id</text:p>
          </table:table-cell>
          <table:table-cell table:style-name="Table23.A1" office:value-type="string">
            <text:p text:style-name="P13">unit_price</text:p>
          </table:table-cell>
          <table:table-cell table:style-name="Table23.E1" office:value-type="string">
            <text:p text:style-name="P13">discount</text:p>
          </table:table-cell>
        </table:table-row>
        <table:table-row table:style-name="Table23.2">
          <table:table-cell table:style-name="Table23.A2" office:value-type="string">
            <text:p text:style-name="P13">1</text:p>
          </table:table-cell>
          <table:table-cell table:style-name="Table23.A2" office:value-type="string">
            <text:p text:style-name="P13">1</text:p>
          </table:table-cell>
          <table:table-cell table:style-name="Table23.A2" office:value-type="string">
            <text:p text:style-name="P13">1</text:p>
          </table:table-cell>
          <table:table-cell table:style-name="Table23.A2" office:value-type="string">
            <text:p text:style-name="P13">100.00</text:p>
          </table:table-cell>
          <table:table-cell table:style-name="Table23.E2" office:value-type="string">
            <text:p text:style-name="P13">0.10</text:p>
          </table:table-cell>
        </table:table-row>
      </table:table>
      <text:p text:style-name="P85"><text:s text:c="4"/><text:span text:style-name="T3">When</text:span> I Post the <text:span text:style-name="T62">order</text:span> to resource_url <text:s/>'/api/v1/<text:span text:style-name="T62">orders</text:span>/'</text:p>
      <text:p text:style-name="P85"><text:s text:c="4"/><text:span text:style-name="T3">Then</text:span> I should get a response '201'</text:p>
      <text:p text:style-name="P85"><text:s text:c="4"/><text:span text:style-name="T3">And</text:span> I should get a "status" containing "ok"</text:p>
      <text:p text:style-name="P103"><text:s text:c="4"/>And<text:span text:style-name="T19"> I should get a "message" containing "ok"</text:span></text:p>
      <text:p text:style-name="P103"/>
      <text:p text:style-name="P85"><text:span text:style-name="T3">Scenario</text:span>: Create a duplicate <text:span text:style-name="T62">order</text:span></text:p>
      <text:p text:style-name="P93"><text:span text:style-name="T9"><text:s text:c="2"/></text:span><text:span text:style-name="T16">Given</text:span><text:span text:style-name="T9"> I have already added the </text:span><text:span text:style-name="T13">following </text:span><text:span text:style-name="T14">order</text:span><text:span text:style-name="T13">details</text:span><text:span text:style-name="T9">:</text:span></text:p>
      <table:table table:name="Table24" table:style-name="Table24">
        <table:table-column table:style-name="Table24.A"/>
        <table:table-column table:style-name="Table24.B" table:number-columns-repeated="3"/>
        <table:table-column table:style-name="Table24.E"/>
        <table:table-row>
          <table:table-cell table:style-name="Table24.A1" office:value-type="string">
            <text:p text:style-name="P13">id</text:p>
          </table:table-cell>
          <table:table-cell table:style-name="Table24.A1" office:value-type="string">
            <text:p text:style-name="P13">order_id</text:p>
          </table:table-cell>
          <table:table-cell table:style-name="Table24.A1" office:value-type="string">
            <text:p text:style-name="P13">product_id</text:p>
          </table:table-cell>
          <table:table-cell table:style-name="Table24.A1" office:value-type="string">
            <text:p text:style-name="P13">unit_price</text:p>
          </table:table-cell>
          <table:table-cell table:style-name="Table24.E1" office:value-type="string">
            <text:p text:style-name="P13">discount</text:p>
          </table:table-cell>
        </table:table-row>
        <table:table-row table:style-name="Table24.2">
          <table:table-cell table:style-name="Table24.A2" office:value-type="string">
            <text:p text:style-name="P13">1</text:p>
          </table:table-cell>
          <table:table-cell table:style-name="Table24.A2" office:value-type="string">
            <text:p text:style-name="P13">1</text:p>
          </table:table-cell>
          <table:table-cell table:style-name="Table24.A2" office:value-type="string">
            <text:p text:style-name="P13">1</text:p>
          </table:table-cell>
          <table:table-cell table:style-name="Table24.A2" office:value-type="string">
            <text:p text:style-name="P13">100.00</text:p>
          </table:table-cell>
          <table:table-cell table:style-name="Table24.E2" office:value-type="string">
            <text:p text:style-name="P13">0.10</text:p>
          </table:table-cell>
        </table:table-row>
      </table:table>
      <text:p text:style-name="P93"><text:s text:c="3"/><text:span text:style-name="T16">When</text:span><text:span text:style-name="T9"> I Post the </text:span><text:span text:style-name="T14">order</text:span><text:span text:style-name="T9"> to resource_url <text:s/>'/api/v1/</text:span><text:span text:style-name="T14">orders</text:span><text:span text:style-name="T9">/'</text:span></text:p>
      <text:p text:style-name="P85"><text:s text:c="3"/><text:span text:style-name="T3">Then</text:span> I should get a response '201'</text:p>
      <text:p text:style-name="P85"><text:s text:c="3"/><text:span text:style-name="T3">And</text:span> I should get a "status" containing "ok"</text:p>
      <text:p text:style-name="P99"><text:span text:style-name="T3"><text:s text:c="3"/>And</text:span> I should get a field "message" containing "id exists"</text:p>
      <text:p text:style-name="P99"><text:span text:style-name="T19"/></text:p>
      <text:p text:style-name="P31">Test Case #1<text:span text:style-name="T63">8</text:span></text:p>
      <text:p text:style-name="P111"><text:span text:style-name="T3">Scenario</text:span>: Get <text:span text:style-name="T61">or</text:span>der</text:p>
      <text:p text:style-name="P83"><text:s text:c="2"/><text:span text:style-name="T3">Given</text:span> <text:span text:style-name="T61">o</text:span>rder id '1' is in the system</text:p>
      <text:p text:style-name="P83"><text:s text:c="2"/><text:span text:style-name="T3">When</text:span> I retrieve the order '1'</text:p>
      <text:p text:style-name="P83"><text:s text:c="2"/><text:span text:style-name="T3">Then</text:span> I should get a '200' response</text:p>
      <text:p text:style-name="P83"><text:s text:c="2"/><text:span text:style-name="T3">And</text:span> the following orders information are returned:<text:span text:style-name="T57"> </text:span></text:p>
      <table:table table:name="Table22" table:style-name="Table22">
        <table:table-column table:style-name="Table22.A"/>
        <table:table-column table:style-name="Table22.B" table:number-columns-repeated="2"/>
        <table:table-column table:style-name="Table22.A"/>
        <table:table-row>
          <table:table-cell table:style-name="Table22.A1" office:value-type="string">
            <text:p text:style-name="P13">order_id</text:p>
          </table:table-cell>
          <table:table-cell table:style-name="Table22.A1" office:value-type="string">
            <text:p text:style-name="P13">product_id</text:p>
          </table:table-cell>
          <table:table-cell table:style-name="Table22.A1" office:value-type="string">
            <text:p text:style-name="P13">unit_price</text:p>
          </table:table-cell>
          <table:table-cell table:style-name="Table22.D1" office:value-type="string">
            <text:p text:style-name="P13">discount</text:p>
          </table:table-cell>
        </table:table-row>
        <table:table-row>
          <table:table-cell table:style-name="Table22.A2" office:value-type="string">
            <text:p text:style-name="P13">1</text:p>
          </table:table-cell>
          <table:table-cell table:style-name="Table22.A2" office:value-type="string">
            <text:p text:style-name="P13">1</text:p>
          </table:table-cell>
          <table:table-cell table:style-name="Table22.A2" office:value-type="string">
            <text:p text:style-name="P13">100.00</text:p>
          </table:table-cell>
          <table:table-cell table:style-name="Table22.D2" office:value-type="string">
            <text:p text:style-name="P13">0.10</text:p>
          </table:table-cell>
        </table:table-row>
      </table:table>
      <text:p text:style-name="P32"/>
      <text:p text:style-name="P106"><text:span text:style-name="T3">Scenario</text:span>: Get a<text:span text:style-name="T62">n</text:span> <text:span text:style-name="T62">order </text:span>that doesn't exist</text:p>
      <text:p text:style-name="P77"><text:s text:c="2"/><text:span text:style-name="T3"><text:s/>Given </text:span>I retrieve <text:span text:style-name="T62">an order</text:span> with resource url '/api/v1/<text:span text:style-name="T62">orders</text:span>/2/'</text:p>
      <text:p text:style-name="P77"><text:s text:c="3"/><text:span text:style-name="T3">When</text:span> i retrieve JSON result</text:p>
      <text:p text:style-name="P77"><text:s text:c="3"/><text:span text:style-name="T3">Then</text:span> i should get a status code '200'</text:p>
      <text:p text:style-name="P77"><text:s text:c="3"/><text:span text:style-name="T3">And</text:span> it should have a field "status" "ok"</text:p>
      <text:p text:style-name="P77"><text:s text:c="3"/><text:span text:style-name="T3">And</text:span> it should have a field "message" "No entries found"</text:p>
      <text:p text:style-name="P77"><text:s text:c="3"/><text:span text:style-name="T3">And</text:span> it should have a field "count" 0</text:p>
      <text:p text:style-name="P104"><text:s text:c="3"/>And<text:span text:style-name="T19"> it should have an empty field " entries "</text:span></text:p>
      <text:p text:style-name="P32"/>
      <text:p text:style-name="P32"><text:span text:style-name="T28">T</text:span>est Case #1<text:span text:style-name="T63">9</text:span></text:p>
      <text:p text:style-name="P31">Scenario: <text:span text:style-name="T19">Delete order</text:span></text:p>
      <text:p text:style-name="P60"><text:span text:style-name="T51"><text:s text:c="3"/>Given</text:span><text:span text:style-name="T46"> the </text:span><text:span text:style-name="T49">order</text:span><text:span text:style-name="T47"> </text:span><text:span text:style-name="T48">id 1</text:span><text:span text:style-name="T46"> </text:span><text:span text:style-name="T48">is in the database with the following details</text:span><text:span text:style-name="T46">:</text:span></text:p>
      <table:table table:name="Table25" table:style-name="Table25">
        <table:table-column table:style-name="Table25.A"/>
        <table:table-column table:style-name="Table25.B" table:number-columns-repeated="2"/>
        <table:table-column table:style-name="Table25.D"/>
        <table:table-column table:style-name="Table25.E"/>
        <table:table-row>
          <table:table-cell table:style-name="Table25.A1" office:value-type="string">
            <text:p text:style-name="P13">id</text:p>
          </table:table-cell>
          <table:table-cell table:style-name="Table25.A1" office:value-type="string">
            <text:p text:style-name="P13">order_id</text:p>
          </table:table-cell>
          <table:table-cell table:style-name="Table25.A1" office:value-type="string">
            <text:p text:style-name="P13">product_id</text:p>
          </table:table-cell>
          <table:table-cell table:style-name="Table25.A1" office:value-type="string">
            <text:p text:style-name="P13">unit_price</text:p>
          </table:table-cell>
          <table:table-cell table:style-name="Table25.E1" office:value-type="string">
            <text:p text:style-name="P13">discount</text:p>
          </table:table-cell>
        </table:table-row>
        <text:soft-page-break/>
        <table:table-row table:style-name="Table25.2">
          <table:table-cell table:style-name="Table25.A2" office:value-type="string">
            <text:p text:style-name="P13">1</text:p>
          </table:table-cell>
          <table:table-cell table:style-name="Table25.A2" office:value-type="string">
            <text:p text:style-name="P13">1</text:p>
          </table:table-cell>
          <table:table-cell table:style-name="Table25.A2" office:value-type="string">
            <text:p text:style-name="P13">1</text:p>
          </table:table-cell>
          <table:table-cell table:style-name="Table25.A2" office:value-type="string">
            <text:p text:style-name="P13">100.00</text:p>
          </table:table-cell>
          <table:table-cell table:style-name="Table25.E2" office:value-type="string">
            <text:p text:style-name="P13">0.10</text:p>
          </table:table-cell>
        </table:table-row>
      </table:table>
      <text:p text:style-name="P93"/>
      <text:p text:style-name="P93"><text:s text:c="2"/><text:span text:style-name="T16">And</text:span><text:span text:style-name="T9"> the new </text:span><text:span text:style-name="T14">order</text:span><text:span text:style-name="T9"> details for </text:span><text:span text:style-name="T14">order</text:span><text:span text:style-name="T9"> id </text:span><text:span text:style-name="T11">1</text:span><text:span text:style-name="T9">:</text:span></text:p>
      <table:table table:name="Table26" table:style-name="Table26">
        <table:table-column table:style-name="Table26.A"/>
        <table:table-column table:style-name="Table26.B" table:number-columns-repeated="2"/>
        <table:table-column table:style-name="Table26.D"/>
        <table:table-column table:style-name="Table26.E"/>
        <table:table-row>
          <table:table-cell table:style-name="Table26.A1" office:value-type="string">
            <text:p text:style-name="P13">id</text:p>
          </table:table-cell>
          <table:table-cell table:style-name="Table26.A1" office:value-type="string">
            <text:p text:style-name="P13">order_id</text:p>
          </table:table-cell>
          <table:table-cell table:style-name="Table26.A1" office:value-type="string">
            <text:p text:style-name="P13">product_id</text:p>
          </table:table-cell>
          <table:table-cell table:style-name="Table26.A1" office:value-type="string">
            <text:p text:style-name="P13">unit_price</text:p>
          </table:table-cell>
          <table:table-cell table:style-name="Table26.E1" office:value-type="string">
            <text:p text:style-name="P13">discount</text:p>
          </table:table-cell>
        </table:table-row>
        <table:table-row table:style-name="Table26.2">
          <table:table-cell table:style-name="Table26.A2" office:value-type="string">
            <text:p text:style-name="P13">1</text:p>
          </table:table-cell>
          <table:table-cell table:style-name="Table26.A2" office:value-type="string">
            <text:p text:style-name="P13">1</text:p>
          </table:table-cell>
          <table:table-cell table:style-name="Table26.A2" office:value-type="string">
            <text:p text:style-name="P13">1</text:p>
          </table:table-cell>
          <table:table-cell table:style-name="Table26.A2" office:value-type="string">
            <text:p text:style-name="P13">1<text:span text:style-name="T62">5</text:span>0.00</text:p>
          </table:table-cell>
          <table:table-cell table:style-name="Table26.E2" office:value-type="string">
            <text:p text:style-name="P13">0.<text:span text:style-name="T62">2</text:span>0</text:p>
          </table:table-cell>
        </table:table-row>
      </table:table>
      <text:p text:style-name="P93"/>
      <text:p text:style-name="P93"><text:s text:c="2"/><text:span text:style-name="T16">When</text:span><text:span text:style-name="T9"> I send a PUT request to the </text:span><text:span text:style-name="T14">order</text:span><text:span text:style-name="T9"> resource url 'api/v1/</text:span><text:span text:style-name="T14">orders</text:span><text:span text:style-name="T9">/</text:span><text:span text:style-name="T11">1</text:span><text:span text:style-name="T9">/'</text:span></text:p>
      <text:p text:style-name="P85"><text:s text:c="2"/><text:span text:style-name="T3">Then</text:span> I should get a 200 response in the update request</text:p>
      <text:p text:style-name="P108"><text:span text:style-name="T8"><text:s text:c="2"/></text:span><text:span text:style-name="T9">And</text:span><text:span text:style-name="T8"> I should get a field for "status" containing "ok" for update request</text:span></text:p>
      <text:p text:style-name="P35"/>
      <text:p text:style-name="P35">Test Case#<text:span text:style-name="T63">20</text:span></text:p>
      <text:p text:style-name="P35">Scenario: <text:span text:style-name="T5">Create order </text:span><text:span text:style-name="T6">item</text:span></text:p>
      <text:p text:style-name="P30"><text:span text:style-name="T3"><text:s text:c="2"/>Given</text:span> I have the following <text:span text:style-name="T62">order item</text:span> detail<text:span text:style-name="T62">s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B" table:number-columns-repeated="3"/>
        <table:table-row>
          <table:table-cell table:style-name="Table27.A1" office:value-type="string">
            <text:p text:style-name="P74">id</text:p>
          </table:table-cell>
          <table:table-cell table:style-name="Table27.A1" office:value-type="string">
            <text:p text:style-name="P74">order_id</text:p>
          </table:table-cell>
          <table:table-cell table:style-name="Table27.A1" office:value-type="string">
            <text:p text:style-name="P74">product_id</text:p>
          </table:table-cell>
          <table:table-cell table:style-name="Table27.A1" office:value-type="string">
            <text:p text:style-name="P74">unit_price</text:p>
          </table:table-cell>
          <table:table-cell table:style-name="Table27.A1" office:value-type="string">
            <text:p text:style-name="P74">discount</text:p>
          </table:table-cell>
          <table:table-cell table:style-name="Table27.F1" office:value-type="string">
            <text:p text:style-name="P74">quantity</text:p>
          </table:table-cell>
        </table:table-row>
        <table:table-row>
          <table:table-cell table:style-name="Table27.A2" office:value-type="string">
            <text:p text:style-name="P74">1</text:p>
          </table:table-cell>
          <table:table-cell table:style-name="Table27.A2" office:value-type="string">
            <text:p text:style-name="P74">1</text:p>
          </table:table-cell>
          <table:table-cell table:style-name="Table27.A2" office:value-type="string">
            <text:p text:style-name="P74">1</text:p>
          </table:table-cell>
          <table:table-cell table:style-name="Table27.A2" office:value-type="string">
            <text:p text:style-name="P74">100.00</text:p>
          </table:table-cell>
          <table:table-cell table:style-name="Table27.A2" office:value-type="string">
            <text:p text:style-name="P74">0.10</text:p>
          </table:table-cell>
          <table:table-cell table:style-name="Table27.F2" office:value-type="string">
            <text:p text:style-name="P74">20</text:p>
          </table:table-cell>
        </table:table-row>
      </table:table>
      <text:p text:style-name="P85"><text:s text:c="4"/><text:span text:style-name="T3">When</text:span> I Post the <text:span text:style-name="T62">order item</text:span> to resource_url <text:s/>'/api/v1/<text:span text:style-name="T62">order_items</text:span>/'</text:p>
      <text:p text:style-name="P85"><text:s text:c="4"/><text:span text:style-name="T3">Then</text:span> I should get a response '201'</text:p>
      <text:p text:style-name="P85"><text:s text:c="4"/><text:span text:style-name="T3">And</text:span> I should get a "status" containing "ok"</text:p>
      <text:p text:style-name="P103"><text:s text:c="4"/>And<text:span text:style-name="T19"> I should get a "message" containing "ok"</text:span></text:p>
      <text:p text:style-name="P103"/>
      <text:p text:style-name="P86"><text:span text:style-name="T3">Scenario</text:span>: Create a duplicate <text:span text:style-name="T63">order item</text:span></text:p>
      <text:p text:style-name="P94"><text:span text:style-name="T9"><text:s text:c="2"/></text:span><text:span text:style-name="T16">Given</text:span><text:span text:style-name="T9"> I have already added the </text:span><text:span text:style-name="T13">following </text:span><text:span text:style-name="T15">order</text:span><text:span text:style-name="T9"> </text:span><text:span text:style-name="T13">item details</text:span><text:span text:style-name="T9">: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B" table:number-columns-repeated="3"/>
        <table:table-row>
          <table:table-cell table:style-name="Table28.A1" office:value-type="string">
            <text:p text:style-name="P75">id</text:p>
          </table:table-cell>
          <table:table-cell table:style-name="Table28.A1" office:value-type="string">
            <text:p text:style-name="P75">order_id</text:p>
          </table:table-cell>
          <table:table-cell table:style-name="Table28.A1" office:value-type="string">
            <text:p text:style-name="P75">product_id</text:p>
          </table:table-cell>
          <table:table-cell table:style-name="Table28.A1" office:value-type="string">
            <text:p text:style-name="P75">unit_price</text:p>
          </table:table-cell>
          <table:table-cell table:style-name="Table28.A1" office:value-type="string">
            <text:p text:style-name="P75">discount</text:p>
          </table:table-cell>
          <table:table-cell table:style-name="Table28.F1" office:value-type="string">
            <text:p text:style-name="P75">quantity</text:p>
          </table:table-cell>
        </table:table-row>
        <table:table-row>
          <table:table-cell table:style-name="Table28.A2" office:value-type="string">
            <text:p text:style-name="P75">1</text:p>
          </table:table-cell>
          <table:table-cell table:style-name="Table28.A2" office:value-type="string">
            <text:p text:style-name="P75">1</text:p>
          </table:table-cell>
          <table:table-cell table:style-name="Table28.A2" office:value-type="string">
            <text:p text:style-name="P75">1</text:p>
          </table:table-cell>
          <table:table-cell table:style-name="Table28.A2" office:value-type="string">
            <text:p text:style-name="P75">100.00</text:p>
          </table:table-cell>
          <table:table-cell table:style-name="Table28.A2" office:value-type="string">
            <text:p text:style-name="P75">0.10</text:p>
          </table:table-cell>
          <table:table-cell table:style-name="Table28.F2" office:value-type="string">
            <text:p text:style-name="P75">20</text:p>
          </table:table-cell>
        </table:table-row>
      </table:table>
      <text:p text:style-name="P94"><text:s text:c="3"/><text:span text:style-name="T16">When</text:span><text:span text:style-name="T9"> I Post the </text:span><text:span text:style-name="T15">order item</text:span><text:span text:style-name="T9"> to resource_url <text:s/>'/api/v1/</text:span><text:span text:style-name="T15">order</text:span><text:span text:style-name="T13">_items</text:span><text:span text:style-name="T9">/'</text:span></text:p>
      <text:p text:style-name="P86"><text:s text:c="3"/><text:span text:style-name="T3">Then</text:span> I should get a response '201'</text:p>
      <text:p text:style-name="P86"><text:s text:c="3"/><text:span text:style-name="T3">And</text:span> I should get a "status" containing "ok"</text:p>
      <text:p text:style-name="P100"><text:span text:style-name="T3"><text:s text:c="3"/>And</text:span> I should get a field "message" containing "id exists"</text:p>
      <text:p text:style-name="P37"/>
      <text:p text:style-name="P35">Test Case#<text:span text:style-name="T63">21</text:span></text:p>
      <text:p text:style-name="P36">S<text:span text:style-name="T46">cenario: </text:span><text:span text:style-name="T52">Get </text:span><text:span text:style-name="T54">order</text:span><text:span text:style-name="T52"> item</text:span></text:p>
      <text:p text:style-name="P86"><text:s text:c="2"/><text:span text:style-name="T3">Given</text:span> <text:span text:style-name="T63">order</text:span> item '1' is in the system</text:p>
      <text:p text:style-name="P86"><text:s text:c="2"/><text:span text:style-name="T3">When</text:span> I retrieve the <text:span text:style-name="T63">order</text:span> item '1'</text:p>
      <text:p text:style-name="P86"><text:s text:c="2"/><text:span text:style-name="T3">Then</text:span> I should get a '200' response</text:p>
      <text:p text:style-name="P36"><text:span text:style-name="T5"><text:s text:c="2"/></text:span><text:span text:style-name="T18">And</text:span><text:span text:style-name="T5"> the following </text:span><text:span text:style-name="T7">order</text:span><text:span text:style-name="T5"> item details are returned:</text:span></text:p>
      <table:table table:name="Table29" table:style-name="Table29">
        <table:table-column table:style-name="Table29.A"/>
        <table:table-column table:style-name="Table29.B"/>
        <table:table-column table:style-name="Table29.A"/>
        <table:table-column table:style-name="Table29.D" table:number-columns-repeated="2"/>
        <table:table-row>
          <table:table-cell table:style-name="Table29.A1" office:value-type="string">
            <text:p text:style-name="P75">order_id</text:p>
          </table:table-cell>
          <table:table-cell table:style-name="Table29.A1" office:value-type="string">
            <text:p text:style-name="P75">product_id</text:p>
          </table:table-cell>
          <table:table-cell table:style-name="Table29.A1" office:value-type="string">
            <text:p text:style-name="P75">unit_price</text:p>
          </table:table-cell>
          <table:table-cell table:style-name="Table29.A1" office:value-type="string">
            <text:p text:style-name="P75">discount</text:p>
          </table:table-cell>
          <table:table-cell table:style-name="Table29.E1" office:value-type="string">
            <text:p text:style-name="P75">quantity</text:p>
          </table:table-cell>
        </table:table-row>
        <table:table-row>
          <table:table-cell table:style-name="Table29.A2" office:value-type="string">
            <text:p text:style-name="P75">1</text:p>
          </table:table-cell>
          <table:table-cell table:style-name="Table29.A2" office:value-type="string">
            <text:p text:style-name="P75">1</text:p>
          </table:table-cell>
          <table:table-cell table:style-name="Table29.A2" office:value-type="string">
            <text:p text:style-name="P75">100.00</text:p>
          </table:table-cell>
          <table:table-cell table:style-name="Table29.A2" office:value-type="string">
            <text:p text:style-name="P75">0.10</text:p>
          </table:table-cell>
          <table:table-cell table:style-name="Table29.E2" office:value-type="string">
            <text:p text:style-name="P75">20</text:p>
          </table:table-cell>
        </table:table-row>
      </table:table>
      <text:p text:style-name="P34"/>
      <text:p text:style-name="P107"><text:span text:style-name="T3">Scenario</text:span>: Get a<text:span text:style-name="T62">n</text:span> <text:span text:style-name="T62">order item </text:span>that doesn't exist</text:p>
      <text:p text:style-name="P78"><text:s text:c="2"/><text:span text:style-name="T3"><text:s/>Given </text:span>I retrieve <text:span text:style-name="T62">an order</text:span> <text:span text:style-name="T63">item </text:span>with resource url '/api/v1/<text:span text:style-name="T62">order_items</text:span>/2/'</text:p>
      <text:p text:style-name="P78"><text:s text:c="3"/><text:span text:style-name="T3">When</text:span> i retrieve JSON result</text:p>
      <text:p text:style-name="P78"><text:s text:c="3"/><text:span text:style-name="T3">Then</text:span> i should get a status code '200'</text:p>
      <text:p text:style-name="P78"><text:soft-page-break/><text:s text:c="3"/><text:span text:style-name="T3">And</text:span> it should have a field "status" "ok"</text:p>
      <text:p text:style-name="P78"><text:s text:c="3"/><text:span text:style-name="T3">And</text:span> it should have a field "message" "No entries found"</text:p>
      <text:p text:style-name="P78"><text:s text:c="3"/><text:span text:style-name="T3">And</text:span> it should have a field "count" 0</text:p>
      <text:p text:style-name="P105"><text:s text:c="3"/>And<text:span text:style-name="T19"> it should have an empty field " entries "</text:span></text:p>
      <text:p text:style-name="P34"/>
      <text:p text:style-name="P34">“”” <text:span text:style-name="T64">END</text:span> “””</text:p>
      <text:p text:style-name="P34"/>
      <text:p text:style-name="P34"/>
      <text:p text:style-name="P34">Test Case #<text:span text:style-name="T31">22</text:span></text:p>
      <text:p text:style-name="P33">Scenario: <text:span text:style-name="T22">Create</text:span><text:span text:style-name="T19"> </text:span><text:span text:style-name="T22">category</text:span></text:p>
      <text:p text:style-name="P33"/>
      <text:p text:style-name="P33">Test Case #<text:span text:style-name="T31">24</text:span></text:p>
      <text:p text:style-name="P33"><text:span text:style-name="T31">Scenario:</text:span><text:span text:style-name="T22"> Get categor</text:span><text:span text:style-name="T24">y</text:span></text:p>
      <text:p text:style-name="P95">Given <text:span text:style-name="T19">some </text:span><text:span text:style-name="T24">categorie</text:span><text:span text:style-name="T20">s</text:span><text:span text:style-name="T19"> are in a system</text:span></text:p>
      <text:p text:style-name="P95">When <text:span text:style-name="T19">I retrieve the </text:span><text:span text:style-name="T24">category</text:span><text:span text:style-name="T19"> '</text:span><text:span text:style-name="T29">1</text:span><text:span text:style-name="T19">'</text:span></text:p>
      <text:p text:style-name="P95">Then <text:span text:style-name="T19">I should get a '</text:span>200<text:span text:style-name="T19">' response</text:span></text:p>
      <text:p text:style-name="P95">And <text:span text:style-name="T19">the following </text:span><text:span text:style-name="T24">category</text:span><text:span text:style-name="T19"> details are returned:</text:span></text:p>
      <text:p text:style-name="P95">| id <text:s/>| <text:span text:style-name="T34">name</text:span> <text:s text:c="6"/>| <text:span text:style-name="T34">description <text:s/></text:span>| <text:span text:style-name="T34">main_image <text:s text:c="13"/></text:span>| <text:span text:style-name="T34">is_active</text:span>|<text:span text:style-name="T34">main_category</text:span>|</text:p>
      <text:p text:style-name="P95">| 1 <text:s text:c="2"/>| <text:span text:style-name="T34">category1</text:span>| <text:span text:style-name="T34">description1</text:span>| “<text:span text:style-name="T34">static/image1.jpeg</text:span>”| <text:span text:style-name="T34">True <text:s text:c="6"/></text:span>| <text:span text:style-name="T34">main1 <text:s text:c="12"/></text:span>|</text:p>
      <text:p text:style-name="P33"/>
      <text:p text:style-name="P33">Test Case #<text:span text:style-name="T31">25</text:span></text:p>
      <text:p text:style-name="P33"><text:span text:style-name="T31">Scenario:</text:span><text:span text:style-name="T22"> Delete category</text:span></text:p>
      <text:p text:style-name="P33"/>
      <text:p text:style-name="P33">Test Case #<text:span text:style-name="T31">26</text:span></text:p>
      <text:p text:style-name="P44">Scenario: Update category</text:p>
      <text:p text:style-name="P44"/>
      <text:p text:style-name="P44"/>
      <text:p text:style-name="P35">Test Case#17</text:p>
      <text:p text:style-name="P35">Scenario: <text:span text:style-name="T5">Create wishlist</text:span></text:p>
      <text:p text:style-name="P37"/>
      <text:p text:style-name="P38">Test Case #<text:span text:style-name="T28">18</text:span></text:p>
      <text:p text:style-name="P45"><text:span text:style-name="T3">Scenario:</text:span> <text:span text:style-name="T28">Get wishlist</text:span></text:p>
      <text:p text:style-name="P95">Given <text:span text:style-name="T19">some </text:span><text:span text:style-name="T21">wishlist</text:span><text:span text:style-name="T19"> are in a system</text:span></text:p>
      <text:p text:style-name="P95">When <text:span text:style-name="T19">I retrieve the </text:span><text:span text:style-name="T21">wishlist</text:span><text:span text:style-name="T19"> '</text:span><text:span text:style-name="T29">1</text:span><text:span text:style-name="T19">'</text:span></text:p>
      <text:p text:style-name="P95">Then <text:span text:style-name="T19">I should get a '</text:span>200<text:span text:style-name="T19">' response</text:span></text:p>
      <text:p text:style-name="P95">And <text:span text:style-name="T19">the following </text:span><text:span text:style-name="T21">wishlist</text:span><text:span text:style-name="T19"> details are returned:</text:span></text:p>
      <text:p text:style-name="P95">| id <text:s/>| </text:p>
      <text:p text:style-name="P95">| 1 <text:s text:c="2"/>| </text:p>
      <text:p text:style-name="P46"/>
      <text:p text:style-name="P39">Test Case #<text:span text:style-name="T28">18.1</text:span> </text:p>
      <text:p text:style-name="P47"><text:span text:style-name="T3">Scenario:</text:span> <text:span text:style-name="T30">Get w</text:span>ishlist – No wishlist items </text:p>
      <text:p text:style-name="P47"/>
      <text:p text:style-name="P33">Test Case #19</text:p>
      <text:p text:style-name="P33">Scenario: <text:span text:style-name="T19">Delete wishlist</text:span></text:p>
      <text:p text:style-name="P33"><text:soft-page-break/></text:p>
      <text:p text:style-name="P33">Test Case #20</text:p>
      <text:p text:style-name="P33">Scenario: <text:span text:style-name="T19">Update wishlist</text:span></text:p>
      <text:p text:style-name="P47"/>
      <text:p text:style-name="P33">Test Case #21</text:p>
      <text:p text:style-name="P33">Scenario: <text:span text:style-name="T19">Create wishlist detail</text:span></text:p>
      <text:p text:style-name="P33"/>
      <text:p text:style-name="P33">Test Case #22</text:p>
      <text:p text:style-name="P33">Scenario: <text:span text:style-name="T19">Get wishlist detail</text:span></text:p>
      <text:p text:style-name="P95">Given <text:span text:style-name="T19">some </text:span><text:span text:style-name="T23">wishlist</text:span><text:span text:style-name="T20"> details</text:span><text:span text:style-name="T19"> are in a system</text:span></text:p>
      <text:p text:style-name="P95">When <text:span text:style-name="T19">I retrieve the </text:span><text:span text:style-name="T23">wishlist detail </text:span><text:span text:style-name="T19">'</text:span><text:span text:style-name="T29">1</text:span><text:span text:style-name="T19">'</text:span></text:p>
      <text:p text:style-name="P95">Then <text:span text:style-name="T19">I should get a '</text:span>200<text:span text:style-name="T19">' response</text:span></text:p>
      <text:p text:style-name="P95">And <text:span text:style-name="T19">the following </text:span><text:span text:style-name="T23">wishlist</text:span><text:span text:style-name="T19"> details are returned:</text:span></text:p>
      <text:p text:style-name="P95">| id <text:s/>| <text:span text:style-name="T32">wishlist_id</text:span> | <text:span text:style-name="T29">product_id</text:span>| <text:span text:style-name="T33">time_stamp <text:s text:c="18"/></text:span>| <text:span text:style-name="T33">is_active</text:span>|</text:p>
      <text:p text:style-name="P95">| 1 <text:s text:c="2"/>| 1 <text:s text:c="16"/>| <text:span text:style-name="T29">1 <text:s text:c="15"/></text:span><text:s/>| <text:span text:style-name="T38">2016-03-11 </text:span><text:span text:style-name="T33">11:49:17 <text:s text:c="5"/></text:span>| <text:span text:style-name="T33">True <text:s text:c="5"/></text:span>|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7:19.356285074</meta:creation-date>
    <dc:date>2016-03-18T17:24:43.678802093</dc:date>
    <meta:editing-duration>PT12H4M18S</meta:editing-duration>
    <meta:editing-cycles>34</meta:editing-cycles>
    <meta:generator>LibreOffice/4.2.8.2$Linux_X86_64 LibreOffice_project/420m0$Build-2</meta:generator>
    <meta:document-statistic meta:table-count="29" meta:image-count="0" meta:object-count="0" meta:page-count="10" meta:paragraph-count="562" meta:word-count="2169" meta:character-count="12905" meta:non-whitespace-character-count="10477"/>
  </office:meta>
</office:document-meta>
</file>